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366in" fo:break-before="auto" style:use-optimal-row-height="true"/>
    </style:style>
    <style:style style:name="ro9" style:family="table-row">
      <style:table-row-properties style:row-height="0.2846in" fo:break-before="auto" style:use-optimal-row-height="false"/>
    </style:style>
    <style:style style:name="ro10" style:family="table-row">
      <style:table-row-properties style:row-height="0.3846in" fo:break-before="auto" style:use-optimal-row-height="false"/>
    </style:style>
    <style:style style:name="ro11" style:family="table-row">
      <style:table-row-properties style:row-height="0.254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7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48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padding="0.028in"/>
    </style:style>
    <style:style style:name="ce6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4" style:family="table-cell" style:parent-style-name="Default" style:data-style-name="N3">
      <style:table-cell-properties fo:padding="0.028in"/>
    </style:style>
    <style:style style:name="ce65" style:family="table-cell" style:parent-style-name="Default" style:data-style-name="N3"/>
    <style:style style:name="ce66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4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5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1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1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1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0" style:family="table-cell" style:parent-style-name="Default">
      <style:table-cell-properties fo:border="0.0008in solid #000000"/>
    </style:style>
    <style:style style:name="ce13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4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5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6">
            <text:p>0.6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6" office:value-type="string">
            <text:p>Remove NguyenHT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2">
            <text:p>June 2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6" office:value-type="string">
            <text:p>- Add HuyNT, BacNTC</text:p>
            <text:p>- Remove ChanNT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5">
            <text:p>0.5</text:p>
          </table:table-cell>
          <table:table-cell table:style-name="ce26" office:value-type="string">
            <text:p>- Remove ThacBK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6" office:value-type="string"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6" office:value-type="string">
            <text:p>- Remove HieuHT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2" table:number-rows-repeated="7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42"/>
        <table:table-column table:style-name="co13" table:default-cell-style-name="ce42"/>
        <table:table-column table:style-name="co14" table:default-cell-style-name="ce49"/>
        <table:table-column table:style-name="co14" table:default-cell-style-name="ce42"/>
        <table:table-column table:style-name="co14" table:number-columns-repeated="5" table:default-cell-style-name="ce57"/>
        <table:table-column table:style-name="co7" table:number-columns-repeated="1015" table:default-cell-style-name="ce42"/>
        <table:table-row table:style-name="ro2">
          <table:table-cell table:style-name="ce38" table:number-columns-repeated="9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51" office:value-type="string" table:number-columns-spanned="4" table:number-rows-spanned="1">
            <text:p>April</text:p>
          </table:table-cell>
          <table:covered-table-cell table:style-name="ce58"/>
          <table:covered-table-cell table:style-name="ce59" table:content-validation-name="val1"/>
          <table:covered-table-cell table:style-name="ce58"/>
          <table:table-cell table:style-name="ce38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52" office:value-type="float" office:value="6">
            <text:p>6</text:p>
          </table:table-cell>
          <table:table-cell table:style-name="ce52" table:formula="of:=[.E3]+7" office:value-type="float" office:value="13">
            <text:p>13</text:p>
          </table:table-cell>
          <table:table-cell table:style-name="ce52" table:formula="of:=[.F3]+7" office:value-type="float" office:value="20">
            <text:p>20</text:p>
          </table:table-cell>
          <table:table-cell table:style-name="ce52" table:formula="of:=[.G3]+7" office:value-type="float" office:value="27">
            <text:p>27</text:p>
          </table:table-cell>
          <table:table-cell table:style-name="ce52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number-columns-repeated="4" table:style-name="ce53" office:value-type="string">
            <text:p>Wednesday</text:p>
          </table:table-cell>
          <table:table-cell table:style-name="ce53" office:value-type="string">
            <text:p>Paid?</text:p>
          </table:table-cell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 table:formula="of:=SUM([.C6:.C46])" office:value-type="float" office:value="650000">
            <text:p>650,000</text:p>
          </table:table-cell>
          <table:table-cell table:style-name="ce39"/>
          <table:table-cell table:style-name="ce53" table:number-columns-repeated="5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46" table:formula="of:=[.D6]*[.$C$2]" office:value-type="float" office:value="25000">
            <text:p>25,000</text:p>
          </table:table-cell>
          <table:table-cell table:style-name="ce50" table:formula="of:=SUM([.E6:.H6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6" table:formula="of:=[.D7]*[.$C$2]" office:value-type="float" office:value="0">
            <text:p>0</text:p>
          </table:table-cell>
          <table:table-cell table:style-name="ce50" table:formula="of:=SUM([.E7:.H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46" table:formula="of:=[.D8]*[.$C$2]" office:value-type="float" office:value="0">
            <text:p>0</text:p>
          </table:table-cell>
          <table:table-cell table:style-name="ce50" table:formula="of:=SUM([.E8:.H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46" table:formula="of:=[.D9]*[.$C$2]" office:value-type="float" office:value="0">
            <text:p>0</text:p>
          </table:table-cell>
          <table:table-cell table:style-name="ce50" table:formula="of:=SUM([.E9:.H9])" office:value-type="float" office:value="0">
            <text:p>0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7012in" svg:x="6.4185in" svg:y="1.3106in" draw:caption-point-x="-0.2402in" draw:caption-point-y="0.6024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54" table:number-columns-repeated="2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46" table:formula="of:=[.D10]*[.$C$2]" office:value-type="float" office:value="25000">
            <text:p>25,000</text:p>
          </table:table-cell>
          <table:table-cell table:style-name="ce50" table:formula="of:=SUM([.E10:.H10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46" table:formula="of:=[.D11]*[.$C$2]" office:value-type="float" office:value="0">
            <text:p>0</text:p>
          </table:table-cell>
          <table:table-cell table:style-name="ce50" table:formula="of:=SUM([.E11:.H1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46" table:formula="of:=[.D12]*[.$C$2]" office:value-type="float" office:value="0">
            <text:p>0</text:p>
          </table:table-cell>
          <table:table-cell table:style-name="ce50" table:formula="of:=SUM([.E12:.H1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46" table:formula="of:=[.D13]*[.$C$2]" office:value-type="float" office:value="0">
            <text:p>0</text:p>
          </table:table-cell>
          <table:table-cell table:style-name="ce50" table:formula="of:=SUM([.E13:.H1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47" table:formula="of:=[.D14]*[.$C$2]" office:value-type="float" office:value="50000">
            <text:p>50,000</text:p>
          </table:table-cell>
          <table:table-cell table:style-name="ce50" table:formula="of:=SUM([.E14:.H14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46" table:formula="of:=[.D15]*[.$C$2]" office:value-type="float" office:value="0">
            <text:p>0</text:p>
          </table:table-cell>
          <table:table-cell table:style-name="ce50" table:formula="of:=SUM([.E15:.H1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46" table:formula="of:=[.D16]*[.$C$2]" office:value-type="float" office:value="0">
            <text:p>0</text:p>
          </table:table-cell>
          <table:table-cell table:style-name="ce50" table:formula="of:=SUM([.E16:.H1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/>
          <table:table-cell table:style-name="Default"/>
          <table:table-cell table:style-name="ce41" table:number-columns-repeated="950"/>
          <table:table-cell table:number-columns-repeated="6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46" table:formula="of:=[.D17]*[.$C$2]" office:value-type="float" office:value="0">
            <text:p>0</text:p>
          </table:table-cell>
          <table:table-cell table:style-name="ce50" table:formula="of:=SUM([.E17:.H1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ungPN</text:p>
          </table:table-cell>
          <table:table-cell table:style-name="ce46" table:formula="of:=[.D18]*[.$C$2]" office:value-type="float" office:value="0">
            <text:p>0</text:p>
          </table:table-cell>
          <table:table-cell table:style-name="ce50" table:formula="of:=SUM([.E18:.H1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KienPT</text:p>
          </table:table-cell>
          <table:table-cell table:style-name="ce46" table:formula="of:=[.D19]*[.$C$2]" office:value-type="float" office:value="50000">
            <text:p>50,000</text:p>
          </table:table-cell>
          <table:table-cell table:style-name="ce50" table:formula="of:=SUM([.E19:.H19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MaiNTT</text:p>
          </table:table-cell>
          <table:table-cell table:style-name="ce46" table:formula="of:=[.D20]*[.$C$2]" office:value-type="float" office:value="50000">
            <text:p>50,000</text:p>
          </table:table-cell>
          <table:table-cell table:style-name="ce50" table:formula="of:=SUM([.E20:.H20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MinhTD</text:p>
          </table:table-cell>
          <table:table-cell table:style-name="ce46" table:formula="of:=[.D21]*[.$C$2]" office:value-type="float" office:value="0">
            <text:p>0</text:p>
          </table:table-cell>
          <table:table-cell table:style-name="ce50" table:formula="of:=SUM([.E21:.H2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46" table:formula="of:=[.D22]*[.$C$2]" office:value-type="float" office:value="0">
            <text:p>0</text:p>
          </table:table-cell>
          <table:table-cell table:style-name="ce50" table:formula="of:=SUM([.E22:.H2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46" table:formula="of:=[.D23]*[.$C$2]" office:value-type="float" office:value="25000">
            <text:p>25,000</text:p>
          </table:table-cell>
          <table:table-cell table:style-name="ce50" table:formula="of:=SUM([.E23:.H23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46" table:formula="of:=[.D24]*[.$C$2]" office:value-type="float" office:value="0">
            <text:p>0</text:p>
          </table:table-cell>
          <table:table-cell table:style-name="ce50" table:formula="of:=SUM([.E24:.H2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PhuongTH</text:p>
          </table:table-cell>
          <table:table-cell table:style-name="ce46" table:formula="of:=[.D25]*[.$C$2]" office:value-type="float" office:value="0">
            <text:p>0</text:p>
          </table:table-cell>
          <table:table-cell table:style-name="ce50" table:formula="of:=SUM([.E25:.H2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SonPX</text:p>
          </table:table-cell>
          <table:table-cell table:style-name="ce46" table:formula="of:=[.D26]*[.$C$2]" office:value-type="float" office:value="50000">
            <text:p>50,000</text:p>
          </table:table-cell>
          <table:table-cell table:style-name="ce50" table:formula="of:=SUM([.E26:.H26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TienND</text:p>
          </table:table-cell>
          <table:table-cell table:style-name="ce46" table:formula="of:=[.D27]*[.$C$2]" office:value-type="float" office:value="0">
            <text:p>0</text:p>
          </table:table-cell>
          <table:table-cell table:style-name="ce50" table:formula="of:=SUM([.E27:.H2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46" table:formula="of:=[.D28]*[.$C$2]" office:value-type="float" office:value="25000">
            <text:p>25,000</text:p>
          </table:table-cell>
          <table:table-cell table:style-name="ce50" table:formula="of:=SUM([.E28:.H28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46" table:formula="of:=[.D29]*[.$C$2]" office:value-type="float" office:value="50000">
            <text:p>50,000</text:p>
          </table:table-cell>
          <table:table-cell table:style-name="ce50" table:formula="of:=SUM([.E29:.H29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ThinhT</text:p>
          </table:table-cell>
          <table:table-cell table:style-name="ce46" table:formula="of:=[.D30]*[.$C$2]" office:value-type="float" office:value="50000">
            <text:p>50,000</text:p>
          </table:table-cell>
          <table:table-cell table:style-name="ce50" table:formula="of:=SUM([.E30:.H30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ThongDN</text:p>
          </table:table-cell>
          <table:table-cell table:style-name="ce46" table:formula="of:=[.D31]*[.$C$2]" office:value-type="float" office:value="50000">
            <text:p>50,000</text:p>
          </table:table-cell>
          <table:table-cell table:style-name="ce50" table:formula="of:=SUM([.E31:.H3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46" table:formula="of:=[.D32]*[.$C$2]" office:value-type="float" office:value="50000">
            <text:p>50,000</text:p>
          </table:table-cell>
          <table:table-cell table:style-name="ce50" table:formula="of:=SUM([.E32:.H3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oiDB</text:p>
          </table:table-cell>
          <table:table-cell table:style-name="ce46" table:formula="of:=[.D33]*[.$C$2]" office:value-type="float" office:value="0">
            <text:p>0</text:p>
          </table:table-cell>
          <table:table-cell table:style-name="ce50" table:formula="of:=SUM([.E33:.H3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ruyenLVC</text:p>
          </table:table-cell>
          <table:table-cell table:style-name="ce46" table:formula="of:=[.D34]*[.$C$2]" office:value-type="float" office:value="0">
            <text:p>0</text:p>
          </table:table-cell>
          <table:table-cell table:style-name="ce50" table:formula="of:=SUM([.E34:.H3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uanND</text:p>
          </table:table-cell>
          <table:table-cell table:style-name="ce46" table:formula="of:=[.D35]*[.$C$2]" office:value-type="float" office:value="50000">
            <text:p>50,000</text:p>
          </table:table-cell>
          <table:table-cell table:style-name="ce50" table:formula="of:=SUM([.E35:.H35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VietBA</text:p>
          </table:table-cell>
          <table:table-cell table:style-name="ce46" table:formula="of:=[.D36]*[.$C$2]" office:value-type="float" office:value="0">
            <text:p>0</text:p>
          </table:table-cell>
          <table:table-cell table:style-name="ce50" table:formula="of:=SUM([.E36:.H3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VinhP</text:p>
          </table:table-cell>
          <table:table-cell table:style-name="ce46" table:formula="of:=[.D37]*[.$C$2]" office:value-type="float" office:value="50000">
            <text:p>50,000</text:p>
          </table:table-cell>
          <table:table-cell table:style-name="ce50" table:formula="of:=SUM([.E37:.H37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VuNA</text:p>
          </table:table-cell>
          <table:table-cell table:style-name="ce46" table:formula="of:=[.D38]*[.$C$2]" office:value-type="float" office:value="50000">
            <text:p>50,000</text:p>
          </table:table-cell>
          <table:table-cell table:style-name="ce50" table:formula="of:=SUM([.E38:.H38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9">
          <table:table-cell table:style-name="ce40" office:value-type="float" office:value="34">
            <text:p>34</text:p>
          </table:table-cell>
          <table:table-cell table:style-name="ce43" office:value-type="string">
            <text:p>PhongTH</text:p>
          </table:table-cell>
          <table:table-cell table:style-name="ce46" table:formula="of:=[.D39]*[.$C$2]" office:value-type="float" office:value="0">
            <text:p>0</text:p>
          </table:table-cell>
          <table:table-cell table:style-name="ce50" table:formula="of:=SUM([.E39:.H3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43" office:value-type="string">
            <text:p>ThinhDH</text:p>
          </table:table-cell>
          <table:table-cell table:style-name="ce46" table:formula="of:=[.D40]*[.$C$2]" office:value-type="float" office:value="0">
            <text:p>0</text:p>
          </table:table-cell>
          <table:table-cell table:style-name="ce50" table:formula="of:=SUM([.E40:.H4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3" office:value-type="string">
            <text:p>ThoaiVK</text:p>
          </table:table-cell>
          <table:table-cell table:style-name="ce46" table:formula="of:=[.D41]*[.$C$2]" office:value-type="float" office:value="0">
            <text:p>0</text:p>
          </table:table-cell>
          <table:table-cell table:style-name="ce50" table:formula="of:=SUM([.E41:.H4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9">
          <table:table-cell table:style-name="ce40" office:value-type="float" office:value="37">
            <text:p>37</text:p>
          </table:table-cell>
          <table:table-cell table:style-name="ce43" office:value-type="string">
            <text:p>TuanTB</text:p>
          </table:table-cell>
          <table:table-cell table:style-name="ce46" table:formula="of:=[.D42]*[.$C$2]" office:value-type="float" office:value="0">
            <text:p>0</text:p>
          </table:table-cell>
          <table:table-cell table:style-name="ce50" table:formula="of:=SUM([.E42:.H4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8"/>
          <table:table-cell table:style-name="ce41"/>
          <table:table-cell table:style-name="ce56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6539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983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4" table:number-columns-repeated="5" table:default-cell-style-name="ce73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67" office:value-type="string" table:number-columns-spanned="4" table:number-rows-spanned="1">
            <text:p>May</text:p>
          </table:table-cell>
          <table:covered-table-cell table:style-name="ce74"/>
          <table:covered-table-cell table:style-name="ce75" table:content-validation-name="val1"/>
          <table:covered-table-cell table:style-name="ce74"/>
          <table:table-cell table:style-name="ce38"/>
          <table:table-cell table:style-name="ce12" table:number-columns-repeated="1009"/>
        </table:table-row>
        <table:table-row table:style-name="ro9">
          <table:table-cell table:style-name="ce39" table:number-columns-repeated="2"/>
          <table:table-cell table:style-name="ce45"/>
          <table:table-cell table:style-name="ce39"/>
          <table:table-cell table:style-name="ce68" office:value-type="float" office:value="4">
            <text:p>4</text:p>
          </table:table-cell>
          <table:table-cell table:style-name="ce68" table:formula="of:=[.E3]+7" office:value-type="float" office:value="11">
            <text:p>11</text:p>
          </table:table-cell>
          <table:table-cell table:style-name="ce68" table:formula="of:=[.F3]+7" office:value-type="float" office:value="18">
            <text:p>18</text:p>
          </table:table-cell>
          <table:table-cell table:style-name="ce68" table:formula="of:=[.G3]+7" office:value-type="float" office:value="25">
            <text:p>25</text:p>
          </table:table-cell>
          <table:table-cell table:style-name="ce68"/>
          <table:table-cell table:style-name="ce77" table:number-columns-repeated="952"/>
          <table:table-cell table:number-columns-repeated="57"/>
        </table:table-row>
        <table:table-row table:style-name="ro9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number-columns-repeated="4" table:style-name="ce69" office:value-type="string">
            <text:p>Wednesday</text:p>
          </table:table-cell>
          <table:table-cell table:style-name="ce69" office:value-type="string">
            <text:p>Paid?</text:p>
          </table:table-cell>
          <table:table-cell table:style-name="ce77" table:number-columns-repeated="952"/>
          <table:table-cell table:number-columns-repeated="57"/>
        </table:table-row>
        <table:table-row table:style-name="ro9">
          <table:table-cell table:style-name="ce39" table:number-columns-repeated="2"/>
          <table:table-cell table:style-name="ce45" table:formula="of:=SUM([.C6:.C45])" office:value-type="float" office:value="675000">
            <text:p>675,000</text:p>
          </table:table-cell>
          <table:table-cell table:style-name="ce39"/>
          <table:table-cell table:style-name="ce69" table:number-columns-repeated="5"/>
          <table:table-cell table:style-name="ce77" table:number-columns-repeated="952"/>
          <table:table-cell table:number-columns-repeated="57"/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63" table:formula="of:=[.D6]*[.$C$2]" office:value-type="float" office:value="50000">
            <text:p>50,000</text:p>
          </table:table-cell>
          <table:table-cell table:style-name="ce66" table:formula="of:=SUM([.E6:.H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3" table:formula="of:=[.D7]*[.$C$2]" office:value-type="float" office:value="0">
            <text:p>0</text:p>
          </table:table-cell>
          <table:table-cell table:style-name="ce66" table:formula="of:=SUM([.E7:.H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63" table:formula="of:=[.D8]*[.$C$2]" office:value-type="float" office:value="0">
            <text:p>0</text:p>
          </table:table-cell>
          <table:table-cell table:style-name="ce66" table:formula="of:=SUM([.E8:.H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63" table:formula="of:=[.D9]*[.$C$2]" office:value-type="float" office:value="25000">
            <text:p>25,000</text:p>
          </table:table-cell>
          <table:table-cell table:style-name="ce66" table:formula="of:=SUM([.E9:.H9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63" table:formula="of:=[.D10]*[.$C$2]" office:value-type="float" office:value="0">
            <text:p>0</text:p>
          </table:table-cell>
          <table:table-cell table:style-name="ce66" table:formula="of:=SUM([.E10:.H1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63" table:formula="of:=[.D11]*[.$C$2]" office:value-type="float" office:value="0">
            <text:p>0</text:p>
          </table:table-cell>
          <table:table-cell table:style-name="ce66" table:formula="of:=SUM([.E11:.H1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63" table:formula="of:=[.D12]*[.$C$2]" office:value-type="float" office:value="0">
            <text:p>0</text:p>
          </table:table-cell>
          <table:table-cell table:style-name="ce66" table:formula="of:=SUM([.E12:.H1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63" table:formula="of:=[.D13]*[.$C$2]" office:value-type="float" office:value="0">
            <text:p>0</text:p>
          </table:table-cell>
          <table:table-cell table:style-name="ce66" table:formula="of:=SUM([.E13:.H1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63" table:formula="of:=[.D14]*[.$C$2]" office:value-type="float" office:value="50000">
            <text:p>50,000</text:p>
          </table:table-cell>
          <table:table-cell table:style-name="ce66" table:formula="of:=SUM([.E14:.H14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63" table:formula="of:=[.D15]*[.$C$2]" office:value-type="float" office:value="0">
            <text:p>0</text:p>
          </table:table-cell>
          <table:table-cell table:style-name="ce66" table:formula="of:=SUM([.E15:.H1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63" table:formula="of:=[.D16]*[.$C$2]" office:value-type="float" office:value="0">
            <text:p>0</text:p>
          </table:table-cell>
          <table:table-cell table:style-name="ce66" table:formula="of:=SUM([.E16:.H1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63" table:formula="of:=[.D17]*[.$C$2]" office:value-type="float" office:value="0">
            <text:p>0</text:p>
          </table:table-cell>
          <table:table-cell table:style-name="ce66" table:formula="of:=SUM([.E17:.H1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3" office:value-type="string">
            <text:p>HungPN</text:p>
          </table:table-cell>
          <table:table-cell table:style-name="ce63" table:formula="of:=[.D18]*[.$C$2]" office:value-type="float" office:value="25000">
            <text:p>25,000</text:p>
          </table:table-cell>
          <table:table-cell table:style-name="ce66" table:formula="of:=SUM([.E18:.H18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3" office:value-type="string">
            <text:p>KienPT</text:p>
          </table:table-cell>
          <table:table-cell table:style-name="ce63" table:formula="of:=[.D19]*[.$C$2]" office:value-type="float" office:value="50000">
            <text:p>50,000</text:p>
          </table:table-cell>
          <table:table-cell table:style-name="ce66" table:formula="of:=SUM([.E19:.H19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3" office:value-type="string">
            <text:p>MaiNTT</text:p>
          </table:table-cell>
          <table:table-cell table:style-name="ce63" table:formula="of:=[.D20]*[.$C$2]" office:value-type="float" office:value="50000">
            <text:p>50,000</text:p>
          </table:table-cell>
          <table:table-cell table:style-name="ce66" table:formula="of:=SUM([.E20:.H20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3" office:value-type="string">
            <text:p>MinhTD</text:p>
          </table:table-cell>
          <table:table-cell table:style-name="ce63" table:formula="of:=[.D21]*[.$C$2]" office:value-type="float" office:value="0">
            <text:p>0</text:p>
          </table:table-cell>
          <table:table-cell table:style-name="ce66" table:formula="of:=SUM([.E21:.H2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3" office:value-type="string">
            <text:p>NamTV</text:p>
          </table:table-cell>
          <table:table-cell table:style-name="ce63" table:formula="of:=[.D22]*[.$C$2]" office:value-type="float" office:value="0">
            <text:p>0</text:p>
          </table:table-cell>
          <table:table-cell table:style-name="ce66" table:formula="of:=SUM([.E22:.H2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3" office:value-type="string">
            <text:p>NguyenHTT</text:p>
          </table:table-cell>
          <table:table-cell table:style-name="ce63" table:formula="of:=[.D23]*[.$C$2]" office:value-type="float" office:value="0">
            <text:p>0</text:p>
          </table:table-cell>
          <table:table-cell table:style-name="ce66" table:formula="of:=SUM([.E23:.H2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3" office:value-type="string">
            <text:p>NhanNM</text:p>
          </table:table-cell>
          <table:table-cell table:style-name="ce63" table:formula="of:=[.D24]*[.$C$2]" office:value-type="float" office:value="0">
            <text:p>0</text:p>
          </table:table-cell>
          <table:table-cell table:style-name="ce66" table:formula="of:=SUM([.E24:.H2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3" office:value-type="string">
            <text:p>PhuongTH</text:p>
          </table:table-cell>
          <table:table-cell table:style-name="ce63" table:formula="of:=[.D25]*[.$C$2]" office:value-type="float" office:value="0">
            <text:p>0</text:p>
          </table:table-cell>
          <table:table-cell table:style-name="ce66" table:formula="of:=SUM([.E25:.H2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3" office:value-type="string">
            <text:p>SonPX</text:p>
          </table:table-cell>
          <table:table-cell table:style-name="ce63" table:formula="of:=[.D26]*[.$C$2]" office:value-type="float" office:value="50000">
            <text:p>50,000</text:p>
          </table:table-cell>
          <table:table-cell table:style-name="ce66" table:formula="of:=SUM([.E26:.H2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3" office:value-type="string">
            <text:p>TienND</text:p>
          </table:table-cell>
          <table:table-cell table:style-name="ce63" table:formula="of:=[.D27]*[.$C$2]" office:value-type="float" office:value="0">
            <text:p>0</text:p>
          </table:table-cell>
          <table:table-cell table:style-name="ce66" table:formula="of:=SUM([.E27:.H2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3" office:value-type="string">
            <text:p>ThaoDTH</text:p>
          </table:table-cell>
          <table:table-cell table:style-name="ce63" table:formula="of:=[.D28]*[.$C$2]" office:value-type="float" office:value="25000">
            <text:p>25,000</text:p>
          </table:table-cell>
          <table:table-cell table:style-name="ce66" table:formula="of:=SUM([.E28:.H28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3" office:value-type="string">
            <text:p>ThamDT</text:p>
          </table:table-cell>
          <table:table-cell table:style-name="ce63" table:formula="of:=[.D29]*[.$C$2]" office:value-type="float" office:value="50000">
            <text:p>50,000</text:p>
          </table:table-cell>
          <table:table-cell table:style-name="ce66" table:formula="of:=SUM([.E29:.H29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3" office:value-type="string">
            <text:p>ThinhT</text:p>
          </table:table-cell>
          <table:table-cell table:style-name="ce63" table:formula="of:=[.D30]*[.$C$2]" office:value-type="float" office:value="50000">
            <text:p>50,000</text:p>
          </table:table-cell>
          <table:table-cell table:style-name="ce66" table:formula="of:=SUM([.E30:.H30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3" office:value-type="string">
            <text:p>ThongDN</text:p>
          </table:table-cell>
          <table:table-cell table:style-name="ce63" table:formula="of:=[.D31]*[.$C$2]" office:value-type="float" office:value="50000">
            <text:p>50,000</text:p>
          </table:table-cell>
          <table:table-cell table:style-name="ce66" table:formula="of:=SUM([.E31:.H31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3" office:value-type="string">
            <text:p>ThuyLTT</text:p>
          </table:table-cell>
          <table:table-cell table:style-name="ce63" table:formula="of:=[.D32]*[.$C$2]" office:value-type="float" office:value="50000">
            <text:p>50,000</text:p>
          </table:table-cell>
          <table:table-cell table:style-name="ce66" table:formula="of:=SUM([.E32:.H3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3" office:value-type="string">
            <text:p>ToiDB</text:p>
          </table:table-cell>
          <table:table-cell table:style-name="ce63" table:formula="of:=[.D33]*[.$C$2]" office:value-type="float" office:value="25000">
            <text:p>25,000</text:p>
          </table:table-cell>
          <table:table-cell table:style-name="ce66" table:formula="of:=SUM([.E33:.H33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3" office:value-type="string">
            <text:p>TruyenLVC</text:p>
          </table:table-cell>
          <table:table-cell table:style-name="ce63" table:formula="of:=[.D34]*[.$C$2]" office:value-type="float" office:value="0">
            <text:p>0</text:p>
          </table:table-cell>
          <table:table-cell table:style-name="ce66" table:formula="of:=SUM([.E34:.H3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3" office:value-type="string">
            <text:p>TuanND</text:p>
          </table:table-cell>
          <table:table-cell table:style-name="ce63" table:formula="of:=[.D35]*[.$C$2]" office:value-type="float" office:value="50000">
            <text:p>50,000</text:p>
          </table:table-cell>
          <table:table-cell table:style-name="ce66" table:formula="of:=SUM([.E35:.H35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3" office:value-type="string">
            <text:p>VietBA</text:p>
          </table:table-cell>
          <table:table-cell table:style-name="ce63" table:formula="of:=[.D36]*[.$C$2]" office:value-type="float" office:value="0">
            <text:p>0</text:p>
          </table:table-cell>
          <table:table-cell table:style-name="ce66" table:formula="of:=SUM([.E36:.H3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3" office:value-type="string">
            <text:p>VinhP</text:p>
          </table:table-cell>
          <table:table-cell table:style-name="ce63" table:formula="of:=[.D37]*[.$C$2]" office:value-type="float" office:value="25000">
            <text:p>25,000</text:p>
          </table:table-cell>
          <table:table-cell table:style-name="ce66" table:formula="of:=SUM([.E37:.H37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3" office:value-type="string">
            <text:p>VuNA</text:p>
          </table:table-cell>
          <table:table-cell table:style-name="ce63" table:formula="of:=[.D38]*[.$C$2]" office:value-type="float" office:value="50000">
            <text:p>50,000</text:p>
          </table:table-cell>
          <table:table-cell table:style-name="ce66" table:formula="of:=SUM([.E38:.H38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4">
            <text:p>34</text:p>
          </table:table-cell>
          <table:table-cell table:style-name="ce43" office:value-type="string">
            <text:p>PhongTH</text:p>
          </table:table-cell>
          <table:table-cell table:style-name="ce63" table:formula="of:=[.D39]*[.$C$2]" office:value-type="float" office:value="0">
            <text:p>0</text:p>
          </table:table-cell>
          <table:table-cell table:style-name="ce66" table:formula="of:=SUM([.E39:.H3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43" office:value-type="string">
            <text:p>ThinhDH</text:p>
          </table:table-cell>
          <table:table-cell table:style-name="ce63" table:formula="of:=[.D40]*[.$C$2]" office:value-type="float" office:value="0">
            <text:p>0</text:p>
          </table:table-cell>
          <table:table-cell table:style-name="ce66" table:formula="of:=SUM([.E40:.H4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3" office:value-type="string">
            <text:p>ThoaiVK</text:p>
          </table:table-cell>
          <table:table-cell table:style-name="ce63" table:formula="of:=[.D41]*[.$C$2]" office:value-type="float" office:value="0">
            <text:p>0</text:p>
          </table:table-cell>
          <table:table-cell table:style-name="ce66" table:formula="of:=SUM([.E41:.H4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9">
          <table:table-cell table:style-name="ce40" office:value-type="float" office:value="37">
            <text:p>37</text:p>
          </table:table-cell>
          <table:table-cell table:style-name="ce43" office:value-type="string">
            <text:p>TuanTB</text:p>
          </table:table-cell>
          <table:table-cell table:style-name="ce63" table:formula="of:=[.D42]*[.$C$2]" office:value-type="float" office:value="0">
            <text:p>0</text:p>
          </table:table-cell>
          <table:table-cell table:style-name="ce66" table:formula="of:=SUM([.E42:.H4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2" table:number-rows-repeated="10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>
          <table:table-cell table:style-name="ce62" table:number-columns-repeated="2"/>
          <table:table-cell table:style-name="ce64"/>
          <table:table-cell table:style-name="ce62"/>
          <table:table-cell table:style-name="ce72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65393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98312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1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80" table:number-columns-repeated="8"/>
          <table:table-cell table:style-name="ce84" office:value-type="string" table:number-columns-spanned="2" table:number-rows-spanned="1">
            <text:p>Month</text:p>
          </table:table-cell>
          <table:covered-table-cell table:style-name="ce85"/>
          <table:table-cell table:style-name="ce86" table:content-validation-name="val1" office:value-type="float" office:value="6" table:number-columns-spanned="2" table:number-rows-spanned="1">
            <text:p>6</text:p>
          </table:table-cell>
          <table:covered-table-cell table:style-name="ce85"/>
          <table:table-cell table:style-name="ce84" office:value-type="string" table:number-columns-spanned="2" table:number-rows-spanned="1">
            <text:p>Year</text:p>
          </table:table-cell>
          <table:covered-table-cell table:style-name="ce85"/>
          <table:table-cell table:style-name="ce84" office:value-type="float" office:value="2016" table:number-columns-spanned="2" table:number-rows-spanned="1">
            <text:p>2016</text:p>
          </table:table-cell>
          <table:covered-table-cell table:style-name="ce87"/>
          <table:table-cell table:style-name="ce80" table:number-columns-repeated="15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81" table:formula="of:=DATE([.$S$3];[.O3];1)" office:value-type="date" office:date-value="2016-06-01">
            <text:p>01</text:p>
          </table:table-cell>
          <table:table-cell table:style-name="ce81" table:formula="of:=[.E4]+1" office:value-type="date" office:date-value="2016-06-02">
            <text:p>02</text:p>
          </table:table-cell>
          <table:table-cell table:style-name="ce81" table:formula="of:=[.F4]+1" office:value-type="date" office:date-value="2016-06-03">
            <text:p>03</text:p>
          </table:table-cell>
          <table:table-cell table:style-name="ce81" table:formula="of:=[.G4]+1" office:value-type="date" office:date-value="2016-06-04">
            <text:p>04</text:p>
          </table:table-cell>
          <table:table-cell table:style-name="ce81" table:formula="of:=[.H4]+1" office:value-type="date" office:date-value="2016-06-05">
            <text:p>05</text:p>
          </table:table-cell>
          <table:table-cell table:style-name="ce81" table:formula="of:=[.I4]+1" office:value-type="date" office:date-value="2016-06-06">
            <text:p>06</text:p>
          </table:table-cell>
          <table:table-cell table:style-name="ce81" table:formula="of:=[.J4]+1" office:value-type="date" office:date-value="2016-06-07">
            <text:p>07</text:p>
          </table:table-cell>
          <table:table-cell table:style-name="ce81" table:formula="of:=[.K4]+1" office:value-type="date" office:date-value="2016-06-08">
            <text:p>08</text:p>
          </table:table-cell>
          <table:table-cell table:style-name="ce81" table:formula="of:=[.L4]+1" office:value-type="date" office:date-value="2016-06-09">
            <text:p>09</text:p>
          </table:table-cell>
          <table:table-cell table:style-name="ce81" table:formula="of:=[.M4]+1" office:value-type="date" office:date-value="2016-06-10">
            <text:p>10</text:p>
          </table:table-cell>
          <table:table-cell table:style-name="ce81" table:formula="of:=[.N4]+1" office:value-type="date" office:date-value="2016-06-11">
            <text:p>11</text:p>
          </table:table-cell>
          <table:table-cell table:style-name="ce81" table:formula="of:=[.O4]+1" office:value-type="date" office:date-value="2016-06-12">
            <text:p>12</text:p>
          </table:table-cell>
          <table:table-cell table:style-name="ce81" table:formula="of:=[.P4]+1" office:value-type="date" office:date-value="2016-06-13">
            <text:p>13</text:p>
          </table:table-cell>
          <table:table-cell table:style-name="ce81" table:formula="of:=[.Q4]+1" office:value-type="date" office:date-value="2016-06-14">
            <text:p>14</text:p>
          </table:table-cell>
          <table:table-cell table:style-name="ce81" table:formula="of:=[.R4]+1" office:value-type="date" office:date-value="2016-06-15">
            <text:p>15</text:p>
          </table:table-cell>
          <table:table-cell table:style-name="ce81" table:formula="of:=[.S4]+1" office:value-type="date" office:date-value="2016-06-16">
            <text:p>16</text:p>
          </table:table-cell>
          <table:table-cell table:style-name="ce81" table:formula="of:=[.T4]+1" office:value-type="date" office:date-value="2016-06-17">
            <text:p>17</text:p>
          </table:table-cell>
          <table:table-cell table:style-name="ce81" table:formula="of:=[.U4]+1" office:value-type="date" office:date-value="2016-06-18">
            <text:p>18</text:p>
          </table:table-cell>
          <table:table-cell table:style-name="ce81" table:formula="of:=[.V4]+1" office:value-type="date" office:date-value="2016-06-19">
            <text:p>19</text:p>
          </table:table-cell>
          <table:table-cell table:style-name="ce81" table:formula="of:=[.W4]+1" office:value-type="date" office:date-value="2016-06-20">
            <text:p>20</text:p>
          </table:table-cell>
          <table:table-cell table:style-name="ce81" table:formula="of:=[.X4]+1" office:value-type="date" office:date-value="2016-06-21">
            <text:p>21</text:p>
          </table:table-cell>
          <table:table-cell table:style-name="ce81" table:formula="of:=[.Y4]+1" office:value-type="date" office:date-value="2016-06-22">
            <text:p>22</text:p>
          </table:table-cell>
          <table:table-cell table:style-name="ce81" table:formula="of:=[.Z4]+1" office:value-type="date" office:date-value="2016-06-23">
            <text:p>23</text:p>
          </table:table-cell>
          <table:table-cell table:style-name="ce81" table:formula="of:=[.AA4]+1" office:value-type="date" office:date-value="2016-06-24">
            <text:p>24</text:p>
          </table:table-cell>
          <table:table-cell table:style-name="ce81" table:formula="of:=[.AB4]+1" office:value-type="date" office:date-value="2016-06-25">
            <text:p>25</text:p>
          </table:table-cell>
          <table:table-cell table:style-name="ce81" table:formula="of:=[.AC4]+1" office:value-type="date" office:date-value="2016-06-26">
            <text:p>26</text:p>
          </table:table-cell>
          <table:table-cell table:style-name="ce81" table:formula="of:=[.AD4]+1" office:value-type="date" office:date-value="2016-06-27">
            <text:p>27</text:p>
          </table:table-cell>
          <table:table-cell table:style-name="ce81" table:formula="of:=[.AE4]+1" office:value-type="date" office:date-value="2016-06-28">
            <text:p>28</text:p>
          </table:table-cell>
          <table:table-cell table:style-name="ce81" table:formula="of:=[.AF4]+1" office:value-type="date" office:date-value="2016-06-29">
            <text:p>29</text:p>
          </table:table-cell>
          <table:table-cell table:style-name="ce81" table:formula="of:=[.AG4]+1" office:value-type="date" office:date-value="2016-06-30">
            <text:p>30</text:p>
          </table:table-cell>
          <table:table-cell table:style-name="ce88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45])" office:value-type="float" office:value="1650000">
            <text:p>1,650,000</text:p>
          </table:table-cell>
          <table:table-cell table:style-name="ce39"/>
          <table:table-cell table:style-name="ce82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89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78" table:formula="of:=[.D6]*[.$C$2]" office:value-type="float" office:value="100000">
            <text:p>100,000</text:p>
          </table:table-cell>
          <table:table-cell table:style-name="ce79" table:formula="of:=SUM([.E6:.AH6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8" table:formula="of:=[.D7]*[.$C$2]" office:value-type="float" office:value="50000">
            <text:p>50,000</text:p>
          </table:table-cell>
          <table:table-cell table:style-name="ce79" table:formula="of:=SUM([.E7:.AH7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0">
            <office:annotation draw:style-name="gr2" draw:text-style-name="P1" svg:width="1.1413in" svg:height="0.5457in" svg:x="15.1843in" svg:y="0.9831in" draw:caption-point-x="-0.2402in" draw:caption-point-y="0.5992in">
              <dc:date>2016-06-24T00:00:00</dc:date>
              <text:p text:style-name="P1"><text:span text:style-name="T1">Dky <text:s/>ăn ngoài nhưng nghỉ buổi sáng</text:span></text:p>
            </office:annotation>
            <text:p>0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78" table:formula="of:=[.D8]*[.$C$2]" office:value-type="float" office:value="0">
            <text:p>0</text:p>
          </table:table-cell>
          <table:table-cell table:style-name="ce79" table:formula="of:=SUM([.E8:.AH8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8" table:formula="of:=[.D9]*[.$C$2]" office:value-type="float" office:value="50000">
            <text:p>50,000</text:p>
          </table:table-cell>
          <table:table-cell table:style-name="ce79" table:formula="of:=SUM([.E9:.AH9])" office:value-type="float" office:value="2">
            <text:p>2</text:p>
          </table:table-cell>
          <table:table-cell table:style-name="ce83" table:number-columns-repeated="7"/>
          <table:table-cell table:style-name="ce83">
            <office:annotation draw:style-name="gr3" draw:text-style-name="P1" svg:width="1.1413in" svg:height="0.2634in" svg:x="7.7232in" svg:y="1.4736in" draw:caption-point-x="-0.2402in" draw:caption-point-y="0.6039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78" table:formula="of:=[.D10]*[.$C$2]" office:value-type="float" office:value="0">
            <text:p>0</text:p>
          </table:table-cell>
          <table:table-cell table:style-name="ce79" table:formula="of:=SUM([.E10:.AH10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78" table:formula="of:=[.D11]*[.$C$2]" office:value-type="float" office:value="0">
            <text:p>0</text:p>
          </table:table-cell>
          <table:table-cell table:style-name="ce79" table:formula="of:=SUM([.E11:.AH11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78" table:formula="of:=[.D12]*[.$C$2]" office:value-type="float" office:value="0">
            <text:p>0</text:p>
          </table:table-cell>
          <table:table-cell table:style-name="ce79" table:formula="of:=SUM([.E12:.AH12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78" table:formula="of:=[.D13]*[.$C$2]" office:value-type="float" office:value="0">
            <text:p>0</text:p>
          </table:table-cell>
          <table:table-cell table:style-name="ce79" table:formula="of:=SUM([.E13:.AH13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78" table:formula="of:=[.D14]*[.$C$2]" office:value-type="float" office:value="125000">
            <text:p>125,000</text:p>
          </table:table-cell>
          <table:table-cell table:style-name="ce79" table:formula="of:=SUM([.E14:.AH14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1" draw:text-style-name="P1" svg:width="1.1413in" svg:height="0.7012in" svg:x="15.1843in" svg:y="2.7169in" draw:caption-point-x="-0.2402in" draw:caption-point-y="0.5992in">
              <dc:date>2016-06-24T00:00:00</dc:date>
              <text:p text:style-name="P1"><text:span text:style-name="T1">Đăng ký <text:s/>ăn ngoài nhưng nghỉ nguyên ngày</text:span></text:p>
            </office:annotation>
            <text:p>0</text:p>
          </table:table-cell>
          <table:table-cell table:style-name="ce83" table:number-columns-repeated="4"/>
          <table:table-cell table:style-name="ce83" office:value-type="float" office:value="0">
            <office:annotation draw:style-name="gr4" draw:text-style-name="P1" svg:width="1.1413in" svg:height="0.3902in" svg:x="17.5157in" svg:y="2.7181in" draw:caption-point-x="-0.2402in" draw:caption-point-y="0.598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8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78" table:formula="of:=[.D15]*[.$C$2]" office:value-type="float" office:value="0">
            <text:p>0</text:p>
          </table:table-cell>
          <table:table-cell table:style-name="ce79" table:formula="of:=SUM([.E15:.AH15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78" table:formula="of:=[.D16]*[.$C$2]" office:value-type="float" office:value="0">
            <text:p>0</text:p>
          </table:table-cell>
          <table:table-cell table:style-name="ce79" table:formula="of:=SUM([.E16:.AH16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uPT</text:p>
          </table:table-cell>
          <table:table-cell table:style-name="ce78" table:formula="of:=[.D17]*[.$C$2]" office:value-type="float" office:value="175000">
            <text:p>175,000</text:p>
          </table:table-cell>
          <table:table-cell table:style-name="ce79" table:formula="of:=SUM([.E17:.AH17])" office:value-type="float" office:value="7">
            <text:p>7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ungPN</text:p>
          </table:table-cell>
          <table:table-cell table:style-name="ce78" table:formula="of:=[.D18]*[.$C$2]" office:value-type="float" office:value="100000">
            <text:p>100,000</text:p>
          </table:table-cell>
          <table:table-cell table:style-name="ce79" table:formula="of:=SUM([.E18:.AH18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KhanhNN</text:p>
          </table:table-cell>
          <table:table-cell table:style-name="ce78" table:formula="of:=[.D19]*[.$C$2]" office:value-type="float" office:value="0">
            <text:p>0</text:p>
          </table:table-cell>
          <table:table-cell table:style-name="ce79" table:formula="of:=SUM([.E19:.AH19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KienPT</text:p>
          </table:table-cell>
          <table:table-cell table:style-name="ce78" table:formula="of:=[.D20]*[.$C$2]" office:value-type="float" office:value="0">
            <text:p>0</text:p>
          </table:table-cell>
          <table:table-cell table:style-name="ce79" table:formula="of:=SUM([.E20:.AH20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MaiNTT</text:p>
          </table:table-cell>
          <table:table-cell table:style-name="ce78" table:formula="of:=[.D21]*[.$C$2]" office:value-type="float" office:value="150000">
            <text:p>150,000</text:p>
          </table:table-cell>
          <table:table-cell table:style-name="ce79" table:formula="of:=SUM([.E21:.AH21])" office:value-type="float" office:value="6">
            <text:p>6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MinhTD</text:p>
          </table:table-cell>
          <table:table-cell table:style-name="ce78" table:formula="of:=[.D22]*[.$C$2]" office:value-type="float" office:value="0">
            <text:p>0</text:p>
          </table:table-cell>
          <table:table-cell table:style-name="ce79" table:formula="of:=SUM([.E22:.AH22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NamTV</text:p>
          </table:table-cell>
          <table:table-cell table:style-name="ce78" table:formula="of:=[.D23]*[.$C$2]" office:value-type="float" office:value="0">
            <text:p>0</text:p>
          </table:table-cell>
          <table:table-cell table:style-name="ce79" table:formula="of:=SUM([.E23:.AH23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NhanHTH</text:p>
          </table:table-cell>
          <table:table-cell table:style-name="ce78" table:formula="of:=[.D24]*[.$C$2]" office:value-type="float" office:value="0">
            <text:p>0</text:p>
          </table:table-cell>
          <table:table-cell table:style-name="ce79" table:formula="of:=SUM([.E24:.AH24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NhanNM</text:p>
          </table:table-cell>
          <table:table-cell table:style-name="ce78" table:formula="of:=[.D25]*[.$C$2]" office:value-type="float" office:value="0">
            <text:p>0</text:p>
          </table:table-cell>
          <table:table-cell table:style-name="ce79" table:formula="of:=SUM([.E25:.AH25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PhuongTH</text:p>
          </table:table-cell>
          <table:table-cell table:style-name="ce78" table:formula="of:=[.D26]*[.$C$2]" office:value-type="float" office:value="0">
            <text:p>0</text:p>
          </table:table-cell>
          <table:table-cell table:style-name="ce79" table:formula="of:=SUM([.E26:.AH26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SonPX</text:p>
          </table:table-cell>
          <table:table-cell table:style-name="ce78" table:formula="of:=[.D27]*[.$C$2]" office:value-type="float" office:value="100000">
            <text:p>100,000</text:p>
          </table:table-cell>
          <table:table-cell table:style-name="ce79" table:formula="of:=SUM([.E27:.AH27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TienND</text:p>
          </table:table-cell>
          <table:table-cell table:style-name="ce78" table:formula="of:=[.D28]*[.$C$2]" office:value-type="float" office:value="0">
            <text:p>0</text:p>
          </table:table-cell>
          <table:table-cell table:style-name="ce79" table:formula="of:=SUM([.E28:.AH28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ThaoDTH</text:p>
          </table:table-cell>
          <table:table-cell table:style-name="ce78" table:formula="of:=[.D29]*[.$C$2]" office:value-type="float" office:value="75000">
            <text:p>75,000</text:p>
          </table:table-cell>
          <table:table-cell table:style-name="ce79" table:formula="of:=SUM([.E29:.AH29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ThamDT</text:p>
          </table:table-cell>
          <table:table-cell table:style-name="ce78" table:formula="of:=[.D30]*[.$C$2]" office:value-type="float" office:value="75000">
            <text:p>75,000</text:p>
          </table:table-cell>
          <table:table-cell table:style-name="ce79" table:formula="of:=SUM([.E30:.AH30])" office:value-type="float" office:value="3">
            <text:p>3</text:p>
          </table:table-cell>
          <table:table-cell table:style-name="ce83" table:number-columns-repeated="1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ThinhT</text:p>
          </table:table-cell>
          <table:table-cell table:style-name="ce78" table:formula="of:=[.D31]*[.$C$2]" office:value-type="float" office:value="100000">
            <text:p>100,000</text:p>
          </table:table-cell>
          <table:table-cell table:style-name="ce79" table:formula="of:=SUM([.E31:.AH31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hongDN</text:p>
          </table:table-cell>
          <table:table-cell table:style-name="ce78" table:formula="of:=[.D32]*[.$C$2]" office:value-type="float" office:value="100000">
            <text:p>100,000</text:p>
          </table:table-cell>
          <table:table-cell table:style-name="ce79" table:formula="of:=SUM([.E32:.AH32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huyLTT</text:p>
          </table:table-cell>
          <table:table-cell table:style-name="ce78" table:formula="of:=[.D33]*[.$C$2]" office:value-type="float" office:value="100000">
            <text:p>100,000</text:p>
          </table:table-cell>
          <table:table-cell table:style-name="ce79" table:formula="of:=SUM([.E33:.AH33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oiDB</text:p>
          </table:table-cell>
          <table:table-cell table:style-name="ce78" table:formula="of:=[.D34]*[.$C$2]" office:value-type="float" office:value="0">
            <text:p>0</text:p>
          </table:table-cell>
          <table:table-cell table:style-name="ce79" table:formula="of:=SUM([.E34:.AH34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ruyenLVC</text:p>
          </table:table-cell>
          <table:table-cell table:style-name="ce78" table:formula="of:=[.D35]*[.$C$2]" office:value-type="float" office:value="75000">
            <text:p>75,000</text:p>
          </table:table-cell>
          <table:table-cell table:style-name="ce79" table:formula="of:=SUM([.E35:.AH35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2" draw:text-style-name="P1" svg:width="1.1413in" svg:height="0.5457in" svg:x="15.1843in" svg:y="7.9181in" draw:caption-point-x="-0.2402in" draw:caption-point-y="0.5992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uanND</text:p>
          </table:table-cell>
          <table:table-cell table:style-name="ce78" table:formula="of:=[.D36]*[.$C$2]" office:value-type="float" office:value="100000">
            <text:p>100,000</text:p>
          </table:table-cell>
          <table:table-cell table:style-name="ce79" table:formula="of:=SUM([.E36:.AH36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VietBA</text:p>
          </table:table-cell>
          <table:table-cell table:style-name="ce78" table:formula="of:=[.D37]*[.$C$2]" office:value-type="float" office:value="0">
            <text:p>0</text:p>
          </table:table-cell>
          <table:table-cell table:style-name="ce79" table:formula="of:=SUM([.E37:.AH37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VinhP</text:p>
          </table:table-cell>
          <table:table-cell table:style-name="ce78" table:formula="of:=[.D38]*[.$C$2]" office:value-type="float" office:value="50000">
            <text:p>50,000</text:p>
          </table:table-cell>
          <table:table-cell table:style-name="ce79" table:formula="of:=SUM([.E38:.AH38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20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VuNA</text:p>
          </table:table-cell>
          <table:table-cell table:style-name="ce78" table:formula="of:=[.D39]*[.$C$2]" office:value-type="float" office:value="125000">
            <text:p>125,000</text:p>
          </table:table-cell>
          <table:table-cell table:style-name="ce79" table:formula="of:=SUM([.E39:.AH39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PhongTH</text:p>
          </table:table-cell>
          <table:table-cell table:style-name="ce78" table:formula="of:=[.D40]*[.$C$2]" office:value-type="float" office:value="0">
            <text:p>0</text:p>
          </table:table-cell>
          <table:table-cell table:style-name="ce79" table:formula="of:=SUM([.E40:.AH40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hinhDH</text:p>
          </table:table-cell>
          <table:table-cell table:style-name="ce78" table:formula="of:=[.D41]*[.$C$2]" office:value-type="float" office:value="0">
            <text:p>0</text:p>
          </table:table-cell>
          <table:table-cell table:style-name="ce79" table:formula="of:=SUM([.E41:.AH41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hoaiVK</text:p>
          </table:table-cell>
          <table:table-cell table:style-name="ce78" table:formula="of:=[.D42]*[.$C$2]" office:value-type="float" office:value="0">
            <text:p>0</text:p>
          </table:table-cell>
          <table:table-cell table:style-name="ce79" table:formula="of:=SUM([.E42:.AH42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TuanTB</text:p>
          </table:table-cell>
          <table:table-cell table:style-name="ce78" table:formula="of:=[.D43]*[.$C$2]" office:value-type="float" office:value="0">
            <text:p>0</text:p>
          </table:table-cell>
          <table:table-cell table:style-name="ce79" table:formula="of:=SUM([.E43:.AH43])" office:value-type="float" office:value="0">
            <text:p>0</text:p>
          </table:table-cell>
          <table:table-cell table:style-name="ce83" table:number-columns-repeated="30"/>
          <table:table-cell table:style-name="ce90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1"/>
        </table:table-row>
        <table:table-row table:style-name="ro2" table:number-rows-repeated="98312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Jul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93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7" table:number-columns-spanned="2" table:number-rows-spanned="1">
            <text:p>7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6" table:number-columns-spanned="2" table:number-rows-spanned="1">
            <text:p>2016</text:p>
          </table:table-cell>
          <table:covered-table-cell table:style-name="ce100"/>
          <table:table-cell table:style-name="ce93" table:number-columns-repeated="16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94" table:formula="of:=DATE([.$S$3];[.O3];1)" office:value-type="date" office:date-value="2016-07-01">
            <text:p>01</text:p>
          </table:table-cell>
          <table:table-cell table:style-name="ce94" table:formula="of:=[.E4]+1" office:value-type="date" office:date-value="2016-07-02">
            <text:p>02</text:p>
          </table:table-cell>
          <table:table-cell table:style-name="ce94" table:formula="of:=[.F4]+1" office:value-type="date" office:date-value="2016-07-03">
            <text:p>03</text:p>
          </table:table-cell>
          <table:table-cell table:style-name="ce94" table:formula="of:=[.G4]+1" office:value-type="date" office:date-value="2016-07-04">
            <text:p>04</text:p>
          </table:table-cell>
          <table:table-cell table:style-name="ce94" table:formula="of:=[.H4]+1" office:value-type="date" office:date-value="2016-07-05">
            <text:p>05</text:p>
          </table:table-cell>
          <table:table-cell table:style-name="ce94" table:formula="of:=[.I4]+1" office:value-type="date" office:date-value="2016-07-06">
            <text:p>06</text:p>
          </table:table-cell>
          <table:table-cell table:style-name="ce94" table:formula="of:=[.J4]+1" office:value-type="date" office:date-value="2016-07-07">
            <text:p>07</text:p>
          </table:table-cell>
          <table:table-cell table:style-name="ce94" table:formula="of:=[.K4]+1" office:value-type="date" office:date-value="2016-07-08">
            <text:p>08</text:p>
          </table:table-cell>
          <table:table-cell table:style-name="ce94" table:formula="of:=[.L4]+1" office:value-type="date" office:date-value="2016-07-09">
            <text:p>09</text:p>
          </table:table-cell>
          <table:table-cell table:style-name="ce94" table:formula="of:=[.M4]+1" office:value-type="date" office:date-value="2016-07-10">
            <text:p>10</text:p>
          </table:table-cell>
          <table:table-cell table:style-name="ce94" table:formula="of:=[.N4]+1" office:value-type="date" office:date-value="2016-07-11">
            <text:p>11</text:p>
          </table:table-cell>
          <table:table-cell table:style-name="ce94" table:formula="of:=[.O4]+1" office:value-type="date" office:date-value="2016-07-12">
            <text:p>12</text:p>
          </table:table-cell>
          <table:table-cell table:style-name="ce94" table:formula="of:=[.P4]+1" office:value-type="date" office:date-value="2016-07-13">
            <text:p>13</text:p>
          </table:table-cell>
          <table:table-cell table:style-name="ce94" table:formula="of:=[.Q4]+1" office:value-type="date" office:date-value="2016-07-14">
            <text:p>14</text:p>
          </table:table-cell>
          <table:table-cell table:style-name="ce94" table:formula="of:=[.R4]+1" office:value-type="date" office:date-value="2016-07-15">
            <text:p>15</text:p>
          </table:table-cell>
          <table:table-cell table:style-name="ce94" table:formula="of:=[.S4]+1" office:value-type="date" office:date-value="2016-07-16">
            <text:p>16</text:p>
          </table:table-cell>
          <table:table-cell table:style-name="ce94" table:formula="of:=[.T4]+1" office:value-type="date" office:date-value="2016-07-17">
            <text:p>17</text:p>
          </table:table-cell>
          <table:table-cell table:style-name="ce94" table:formula="of:=[.U4]+1" office:value-type="date" office:date-value="2016-07-18">
            <text:p>18</text:p>
          </table:table-cell>
          <table:table-cell table:style-name="ce94" table:formula="of:=[.V4]+1" office:value-type="date" office:date-value="2016-07-19">
            <text:p>19</text:p>
          </table:table-cell>
          <table:table-cell table:style-name="ce94" table:formula="of:=[.W4]+1" office:value-type="date" office:date-value="2016-07-20">
            <text:p>20</text:p>
          </table:table-cell>
          <table:table-cell table:style-name="ce94" table:formula="of:=[.X4]+1" office:value-type="date" office:date-value="2016-07-21">
            <text:p>21</text:p>
          </table:table-cell>
          <table:table-cell table:style-name="ce94" table:formula="of:=[.Y4]+1" office:value-type="date" office:date-value="2016-07-22">
            <text:p>22</text:p>
          </table:table-cell>
          <table:table-cell table:style-name="ce94" table:formula="of:=[.Z4]+1" office:value-type="date" office:date-value="2016-07-23">
            <text:p>23</text:p>
          </table:table-cell>
          <table:table-cell table:style-name="ce94" table:formula="of:=[.AA4]+1" office:value-type="date" office:date-value="2016-07-24">
            <text:p>24</text:p>
          </table:table-cell>
          <table:table-cell table:style-name="ce94" table:formula="of:=[.AB4]+1" office:value-type="date" office:date-value="2016-07-25">
            <text:p>25</text:p>
          </table:table-cell>
          <table:table-cell table:style-name="ce94" table:formula="of:=[.AC4]+1" office:value-type="date" office:date-value="2016-07-26">
            <text:p>26</text:p>
          </table:table-cell>
          <table:table-cell table:style-name="ce94" table:formula="of:=[.AD4]+1" office:value-type="date" office:date-value="2016-07-27">
            <text:p>27</text:p>
          </table:table-cell>
          <table:table-cell table:style-name="ce94" table:formula="of:=[.AE4]+1" office:value-type="date" office:date-value="2016-07-28">
            <text:p>28</text:p>
          </table:table-cell>
          <table:table-cell table:style-name="ce94" table:formula="of:=[.AF4]+1" office:value-type="date" office:date-value="2016-07-29">
            <text:p>29</text:p>
          </table:table-cell>
          <table:table-cell table:style-name="ce94" table:formula="of:=[.AG4]+1" office:value-type="date" office:date-value="2016-07-30">
            <text:p>30</text:p>
          </table:table-cell>
          <table:table-cell table:style-name="ce94" table:formula="of:=[.AH4]+1" office:value-type="date" office:date-value="2016-07-31">
            <text:p>31</text:p>
          </table:table-cell>
          <table:table-cell table:style-name="ce101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3])" office:value-type="float" office:value="3350000">
            <text:p>3,350,000</text:p>
          </table:table-cell>
          <table:table-cell table:style-name="ce39"/>
          <table:table-cell table:style-name="ce95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covered-table-cell table:style-name="ce10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91" table:formula="of:=[.D6]*[.$C$2]" office:value-type="float" office:value="175000">
            <text:p>175,000</text:p>
          </table:table-cell>
          <table:table-cell table:style-name="ce92" table:formula="of:=SUM([.E6:.AI6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0">
            <office:annotation draw:style-name="gr4" draw:text-style-name="P1" svg:width="1.1413in" svg:height="0.3902in" svg:x="13.3189in" svg:y="0.735in" draw:caption-point-x="-0.2402in" draw:caption-point-y="0.5996in">
              <dc:date>2016-07-20T00:00:00</dc:date>
              <text:p text:style-name="P1"><text:span text:style-name="T1">Dky an ngoài nhưng nghỉ ốm</text:span></text:p>
            </office:annotation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acNTC</text:p>
          </table:table-cell>
          <table:table-cell table:style-name="ce91" table:formula="of:=[.D7]*[.$C$2]" office:value-type="float" office:value="100000">
            <text:p>100,000</text:p>
          </table:table-cell>
          <table:table-cell table:style-name="ce92" table:formula="of:=SUM([.E7:.AI7])" office:value-type="float" office:value="4">
            <text:p>4</text:p>
          </table:table-cell>
          <table:table-cell table:style-name="ce96" table:number-columns-repeated="19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17.5157in" svg:y="0.9843in" draw:caption-point-x="-0.2402in" draw:caption-point-y="0.598in">
              <dc:date>2016-08-02T00:00:00</dc:date>
              <text:p text:style-name="P1"><text:span text:style-name="T1">Nghỉ nguyên ngày nên ko tính</text:span></text:p>
            </office:annotation>
            <text:p>0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91" table:formula="of:=[.D8]*[.$C$2]" office:value-type="float" office:value="200000">
            <text:p>200,000</text:p>
          </table:table-cell>
          <table:table-cell table:style-name="ce92" table:formula="of:=SUM([.E8:.AI8])" office:value-type="float" office:value="8">
            <text:p>8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91" table:formula="of:=[.D9]*[.$C$2]" office:value-type="float" office:value="0">
            <text:p>0</text:p>
          </table:table-cell>
          <table:table-cell table:style-name="ce92" table:formula="of:=SUM([.E9:.AI9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91" table:formula="of:=[.D10]*[.$C$2]" office:value-type="float" office:value="150000">
            <text:p>150,000</text:p>
          </table:table-cell>
          <table:table-cell table:style-name="ce92" table:formula="of:=SUM([.E10:.AI10])" office:value-type="float" office:value="6">
            <text:p>6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0">
            <office:annotation draw:style-name="gr3" draw:text-style-name="P1" svg:width="1.1413in" svg:height="0.2634in" svg:x="10.9874in" svg:y="1.7232in" draw:caption-point-x="-0.2402in" draw:caption-point-y="0.602in">
              <dc:date>2016-07-15T00:00:00</dc:date>
              <text:p text:style-name="P1"><text:span text:style-name="T1">Nghỉ buổi <text:s/>sáng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DK</text:p>
          </table:table-cell>
          <table:table-cell table:style-name="ce91" table:formula="of:=[.D11]*[.$C$2]" office:value-type="float" office:value="0">
            <text:p>0</text:p>
          </table:table-cell>
          <table:table-cell table:style-name="ce92" table:formula="of:=SUM([.E11:.AI11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91" table:formula="of:=[.D12]*[.$C$2]" office:value-type="float" office:value="0">
            <text:p>0</text:p>
          </table:table-cell>
          <table:table-cell table:style-name="ce92" table:formula="of:=SUM([.E12:.AI12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91" table:formula="of:=[.D13]*[.$C$2]" office:value-type="float" office:value="0">
            <text:p>0</text:p>
          </table:table-cell>
          <table:table-cell table:style-name="ce92" table:formula="of:=SUM([.E13:.AI1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91" table:formula="of:=[.D14]*[.$C$2]" office:value-type="float" office:value="0">
            <text:p>0</text:p>
          </table:table-cell>
          <table:table-cell table:style-name="ce92" table:formula="of:=SUM([.E14:.AI14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91" table:formula="of:=[.D15]*[.$C$2]" office:value-type="float" office:value="200000">
            <text:p>200,000</text:p>
          </table:table-cell>
          <table:table-cell table:style-name="ce92" table:formula="of:=SUM([.E15:.AI15])" office:value-type="float" office:value="8">
            <text:p>8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91" table:formula="of:=[.D16]*[.$C$2]" office:value-type="float" office:value="150000">
            <text:p>150,000</text:p>
          </table:table-cell>
          <table:table-cell table:style-name="ce92" table:formula="of:=SUM([.E16:.AI16])" office:value-type="float" office:value="6">
            <text:p>6</text:p>
          </table:table-cell>
          <table:table-cell table:style-name="ce96" office:value-type="float" office:value="0">
            <office:annotation draw:style-name="gr4" draw:text-style-name="P1" svg:width="1.1413in" svg:height="0.3902in" svg:x="4.4591in" svg:y="3.2071in" draw:caption-point-x="-0.2402in" draw:caption-point-y="0.6043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96" table:number-columns-repeated="11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0">
            <office:annotation draw:style-name="gr2" draw:text-style-name="P1" svg:width="1.1413in" svg:height="0.5457in" svg:x="13.3189in" svg:y="3.2118in" draw:caption-point-x="-0.2402in" draw:caption-point-y="0.5996in">
              <dc:date>2016-07-20T00:00:00</dc:date>
              <text:p text:style-name="P1"><text:span text:style-name="T1">Dky ăn ngoài nhưng nghỉ buổi chiều</text:span></text:p>
            </office:annotation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91" table:formula="of:=[.D17]*[.$C$2]" office:value-type="float" office:value="0">
            <text:p>0</text:p>
          </table:table-cell>
          <table:table-cell table:style-name="ce92" table:formula="of:=SUM([.E17:.AI17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91" table:formula="of:=[.D18]*[.$C$2]" office:value-type="float" office:value="200000">
            <text:p>200,000</text:p>
          </table:table-cell>
          <table:table-cell table:style-name="ce92" table:formula="of:=SUM([.E18:.AI18])" office:value-type="float" office:value="8">
            <text:p>8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91" table:formula="of:=[.D19]*[.$C$2]" office:value-type="float" office:value="75000">
            <text:p>75,000</text:p>
          </table:table-cell>
          <table:table-cell table:style-name="ce92" table:formula="of:=SUM([.E19:.AI19])" office:value-type="float" office:value="3">
            <text:p>3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18"/>
          <table:table-cell table:style-name="ce96" office:value-type="float" office:value="0">
            <office:annotation draw:style-name="gr4" draw:text-style-name="P1" svg:width="1.1413in" svg:height="0.3902in" svg:x="13.3189in" svg:y="3.9555in" draw:caption-point-x="-0.2402in" draw:caption-point-y="0.5988in">
              <dc:date>2016-07-20T00:00:00</dc:date>
              <text:p text:style-name="P1"><text:span text:style-name="T1">Bị ốm, nghỉ nguyên ngày</text:span></text:p>
            </office:annotation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91" table:formula="of:=[.D20]*[.$C$2]" office:value-type="float" office:value="175000">
            <text:p>175,000</text:p>
          </table:table-cell>
          <table:table-cell table:style-name="ce92" table:formula="of:=SUM([.E20:.AI20])" office:value-type="float" office:value="7">
            <text:p>7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HuyNT</text:p>
          </table:table-cell>
          <table:table-cell table:style-name="ce91" table:formula="of:=[.D21]*[.$C$2]" office:value-type="float" office:value="100000">
            <text:p>100,000</text:p>
          </table:table-cell>
          <table:table-cell table:style-name="ce92" table:formula="of:=SUM([.E21:.AI21])" office:value-type="float" office:value="4">
            <text:p>4</text:p>
          </table:table-cell>
          <table:table-cell table:style-name="ce96" table:number-columns-repeated="19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KhanhNN</text:p>
          </table:table-cell>
          <table:table-cell table:style-name="ce91" table:formula="of:=[.D22]*[.$C$2]" office:value-type="float" office:value="50000">
            <text:p>50,000</text:p>
          </table:table-cell>
          <table:table-cell table:style-name="ce92" table:formula="of:=SUM([.E22:.AI22])" office:value-type="float" office:value="2">
            <text:p>2</text:p>
          </table:table-cell>
          <table:table-cell table:style-name="ce96" table:number-columns-repeated="19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9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KienPT</text:p>
          </table:table-cell>
          <table:table-cell table:style-name="ce91" table:formula="of:=[.D23]*[.$C$2]" office:value-type="float" office:value="0">
            <text:p>0</text:p>
          </table:table-cell>
          <table:table-cell table:style-name="ce92" table:formula="of:=SUM([.E23:.AI2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KietNVT</text:p>
          </table:table-cell>
          <table:table-cell table:style-name="ce91" table:formula="of:=[.D24]*[.$C$2]" office:value-type="float" office:value="0">
            <text:p>0</text:p>
          </table:table-cell>
          <table:table-cell table:style-name="ce92" table:formula="of:=SUM([.E24:.AI24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91" table:formula="of:=[.D25]*[.$C$2]" office:value-type="float" office:value="100000">
            <text:p>100,000</text:p>
          </table:table-cell>
          <table:table-cell table:style-name="ce92" table:formula="of:=SUM([.E25:.AI25])" office:value-type="float" office:value="4">
            <text:p>4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18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91" table:formula="of:=[.D26]*[.$C$2]" office:value-type="float" office:value="0">
            <text:p>0</text:p>
          </table:table-cell>
          <table:table-cell table:style-name="ce92" table:formula="of:=SUM([.E26:.AI26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91" table:formula="of:=[.D27]*[.$C$2]" office:value-type="float" office:value="0">
            <text:p>0</text:p>
          </table:table-cell>
          <table:table-cell table:style-name="ce92" table:formula="of:=SUM([.E27:.AI27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hanHTH</text:p>
          </table:table-cell>
          <table:table-cell table:style-name="ce91" table:formula="of:=[.D28]*[.$C$2]" office:value-type="float" office:value="0">
            <text:p>0</text:p>
          </table:table-cell>
          <table:table-cell table:style-name="ce92" table:formula="of:=SUM([.E28:.AI28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91" table:formula="of:=[.D29]*[.$C$2]" office:value-type="float" office:value="0">
            <text:p>0</text:p>
          </table:table-cell>
          <table:table-cell table:style-name="ce92" table:formula="of:=SUM([.E29:.AI29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NhatLCM</text:p>
          </table:table-cell>
          <table:table-cell table:style-name="ce91" table:formula="of:=[.D30]*[.$C$2]" office:value-type="float" office:value="75000">
            <text:p>75,000</text:p>
          </table:table-cell>
          <table:table-cell table:style-name="ce92" table:formula="of:=SUM([.E30:.AI30])" office:value-type="float" office:value="3">
            <text:p>3</text:p>
          </table:table-cell>
          <table:table-cell table:style-name="ce96" table:number-columns-repeated="19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14.2516in" svg:y="6.6803in" draw:caption-point-x="-0.2402in" draw:caption-point-y="0.5984in">
              <dc:date>2016-07-22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NhuPHQ</text:p>
          </table:table-cell>
          <table:table-cell table:style-name="ce91" table:formula="of:=[.D31]*[.$C$2]" office:value-type="float" office:value="0">
            <text:p>0</text:p>
          </table:table-cell>
          <table:table-cell table:style-name="ce92" table:formula="of:=SUM([.E31:.AI31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PhuongTH</text:p>
          </table:table-cell>
          <table:table-cell table:style-name="ce91" table:formula="of:=[.D32]*[.$C$2]" office:value-type="float" office:value="0">
            <text:p>0</text:p>
          </table:table-cell>
          <table:table-cell table:style-name="ce92" table:formula="of:=SUM([.E32:.AI32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SonPX</text:p>
          </table:table-cell>
          <table:table-cell table:style-name="ce91" table:formula="of:=[.D33]*[.$C$2]" office:value-type="float" office:value="125000">
            <text:p>125,000</text:p>
          </table:table-cell>
          <table:table-cell table:style-name="ce92" table:formula="of:=SUM([.E33:.AI33])" office:value-type="float" office:value="5">
            <text:p>5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11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ienND</text:p>
          </table:table-cell>
          <table:table-cell table:style-name="ce91" table:formula="of:=[.D34]*[.$C$2]" office:value-type="float" office:value="0">
            <text:p>0</text:p>
          </table:table-cell>
          <table:table-cell table:style-name="ce92" table:formula="of:=SUM([.E34:.AI34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aoDTH</text:p>
          </table:table-cell>
          <table:table-cell table:style-name="ce91" table:formula="of:=[.D35]*[.$C$2]" office:value-type="float" office:value="200000">
            <text:p>200,000</text:p>
          </table:table-cell>
          <table:table-cell table:style-name="ce92" table:formula="of:=SUM([.E35:.AI35])" office:value-type="float" office:value="8">
            <text:p>8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aoNP</text:p>
          </table:table-cell>
          <table:table-cell table:style-name="ce91" table:formula="of:=[.D36]*[.$C$2]" office:value-type="float" office:value="0">
            <text:p>0</text:p>
          </table:table-cell>
          <table:table-cell table:style-name="ce92" table:formula="of:=SUM([.E36:.AI36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amDT</text:p>
          </table:table-cell>
          <table:table-cell table:style-name="ce91" table:formula="of:=[.D37]*[.$C$2]" office:value-type="float" office:value="175000">
            <text:p>175,000</text:p>
          </table:table-cell>
          <table:table-cell table:style-name="ce92" table:formula="of:=SUM([.E37:.AI37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11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inhT</text:p>
          </table:table-cell>
          <table:table-cell table:style-name="ce91" table:formula="of:=[.D38]*[.$C$2]" office:value-type="float" office:value="150000">
            <text:p>150,000</text:p>
          </table:table-cell>
          <table:table-cell table:style-name="ce92" table:formula="of:=SUM([.E38:.AI38])" office:value-type="float" office:value="6">
            <text:p>6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13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ongDN</text:p>
          </table:table-cell>
          <table:table-cell table:style-name="ce91" table:formula="of:=[.D39]*[.$C$2]" office:value-type="float" office:value="75000">
            <text:p>75,000</text:p>
          </table:table-cell>
          <table:table-cell table:style-name="ce92" table:formula="of:=SUM([.E39:.AI39])" office:value-type="float" office:value="3">
            <text:p>3</text:p>
          </table:table-cell>
          <table:table-cell table:style-name="ce96" table:number-columns-repeated="14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0">
            <office:annotation draw:style-name="gr3" draw:text-style-name="P1" svg:width="1.1413in" svg:height="0.2634in" svg:x="17.5157in" svg:y="8.911in" draw:caption-point-x="-0.2402in" draw:caption-point-y="0.5972in">
              <dc:date>2016-07-29T00:00:00</dc:date>
              <text:p text:style-name="P1"><text:span text:style-name="T1">Nghỉ </text:span></text:p>
            </office:annotation>
            <text:p>0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huyLTT</text:p>
          </table:table-cell>
          <table:table-cell table:style-name="ce91" table:formula="of:=[.D40]*[.$C$2]" office:value-type="float" office:value="150000">
            <text:p>150,000</text:p>
          </table:table-cell>
          <table:table-cell table:style-name="ce92" table:formula="of:=SUM([.E40:.AI40])" office:value-type="float" office:value="6">
            <text:p>6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7.7232in" svg:y="9.1531in" draw:caption-point-x="-0.2402in" draw:caption-point-y="0.6028in">
              <dc:date>2016-07-07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0">
            <office:annotation draw:style-name="gr4" draw:text-style-name="P1" svg:width="1.1413in" svg:height="0.3902in" svg:x="13.3189in" svg:y="9.1567in" draw:caption-point-x="-0.2402in" draw:caption-point-y="0.5992in">
              <dc:date>2016-07-20T00:00:00</dc:date>
              <text:p text:style-name="P1"><text:span text:style-name="T1">Bị té xe, ko vô buổi sáng</text:span></text:p>
            </office:annotation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oiDB</text:p>
          </table:table-cell>
          <table:table-cell table:style-name="ce91" table:formula="of:=[.D41]*[.$C$2]" office:value-type="float" office:value="0">
            <text:p>0</text:p>
          </table:table-cell>
          <table:table-cell table:style-name="ce92" table:formula="of:=SUM([.E41:.AI41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ruyenLVC</text:p>
          </table:table-cell>
          <table:table-cell table:style-name="ce91" table:formula="of:=[.D42]*[.$C$2]" office:value-type="float" office:value="125000">
            <text:p>125,000</text:p>
          </table:table-cell>
          <table:table-cell table:style-name="ce92" table:formula="of:=SUM([.E42:.AI42])" office:value-type="float" office:value="5">
            <text:p>5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18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TuanND</text:p>
          </table:table-cell>
          <table:table-cell table:style-name="ce91" table:formula="of:=[.D43]*[.$C$2]" office:value-type="float" office:value="150000">
            <text:p>150,000</text:p>
          </table:table-cell>
          <table:table-cell table:style-name="ce92" table:formula="of:=SUM([.E43:.AI43])" office:value-type="float" office:value="6">
            <text:p>6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7.7232in" svg:y="9.8976in" draw:caption-point-x="-0.2402in" draw:caption-point-y="0.6012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6" table:number-columns-repeated="11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ietBA</text:p>
          </table:table-cell>
          <table:table-cell table:style-name="ce91" table:formula="of:=[.D44]*[.$C$2]" office:value-type="float" office:value="100000">
            <text:p>100,000</text:p>
          </table:table-cell>
          <table:table-cell table:style-name="ce92" table:formula="of:=SUM([.E44:.AI44])" office:value-type="float" office:value="4">
            <text:p>4</text:p>
          </table:table-cell>
          <table:table-cell table:style-name="ce96" table:number-columns-repeated="5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office:annotation draw:style-name="gr4" draw:text-style-name="P1" svg:width="1.1413in" svg:height="0.3902in" svg:x="7.7232in" svg:y="10.1453in" draw:caption-point-x="-0.2402in" draw:caption-point-y="0.6012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6" table:number-columns-repeated="6"/>
          <table:table-cell table:style-name="ce96" office:value-type="float" office:value="0">
            <office:annotation draw:style-name="gr3" draw:text-style-name="P1" svg:width="1.1413in" svg:height="0.2634in" svg:x="10.9874in" svg:y="10.1461in" draw:caption-point-x="-0.2402in" draw:caption-point-y="0.6004in">
              <dc:date>2016-07-15T00:00:00</dc:date>
              <text:p text:style-name="P1"><text:span text:style-name="T1">Nghỉ buổi sáng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0">
            <office:annotation draw:style-name="gr4" draw:text-style-name="P1" svg:width="1.1413in" svg:height="0.3902in" svg:x="17.5157in" svg:y="10.1484in" draw:caption-point-x="-0.2402in" draw:caption-point-y="0.598in">
              <dc:date>2016-07-29T00:00:00</dc:date>
              <text:p text:style-name="P1"><text:span text:style-name="T1">Nghỉ buổi sáng nên ko tính</text:span></text:p>
            </office:annotation>
            <text:p>0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inhP</text:p>
          </table:table-cell>
          <table:table-cell table:style-name="ce91" table:formula="of:=[.D45]*[.$C$2]" office:value-type="float" office:value="175000">
            <text:p>175,000</text:p>
          </table:table-cell>
          <table:table-cell table:style-name="ce92" table:formula="of:=SUM([.E45:.AI45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VuNA</text:p>
          </table:table-cell>
          <table:table-cell table:style-name="ce91" table:formula="of:=[.D46]*[.$C$2]" office:value-type="float" office:value="175000">
            <text:p>175,000</text:p>
          </table:table-cell>
          <table:table-cell table:style-name="ce92" table:formula="of:=SUM([.E46:.AI46])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6"/>
          <table:table-cell table:style-name="ce96" office:value-type="float" office:value="0">
            <office:annotation draw:style-name="gr2" draw:text-style-name="P1" svg:width="1.1413in" svg:height="0.5457in" svg:x="10.9874in" svg:y="10.6398in" draw:caption-point-x="-0.2402in" draw:caption-point-y="0.602in">
              <dc:date>2016-07-15T00:00:00</dc:date>
              <text:p text:style-name="P1"><text:span text:style-name="T1">Dky ăn ngoài nhưng nghỉ nguyên ngày</text:span></text:p>
            </office:annotation>
            <text:p>0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91" table:formula="of:=[.D47]*[.$C$2]" office:value-type="float" office:value="0">
            <text:p>0</text:p>
          </table:table-cell>
          <table:table-cell table:style-name="ce92" table:formula="of:=SUM([.E47:.AI47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inhDH</text:p>
          </table:table-cell>
          <table:table-cell table:style-name="ce91" table:formula="of:=[.D48]*[.$C$2]" office:value-type="float" office:value="0">
            <text:p>0</text:p>
          </table:table-cell>
          <table:table-cell table:style-name="ce92" table:formula="of:=SUM([.E48:.AI48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oaiVK</text:p>
          </table:table-cell>
          <table:table-cell table:style-name="ce91" table:formula="of:=[.D49]*[.$C$2]" office:value-type="float" office:value="0">
            <text:p>0</text:p>
          </table:table-cell>
          <table:table-cell table:style-name="ce92" table:formula="of:=SUM([.E49:.AI49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uanTB</text:p>
          </table:table-cell>
          <table:table-cell table:style-name="ce91" table:formula="of:=[.D50]*[.$C$2]" office:value-type="float" office:value="0">
            <text:p>0</text:p>
          </table:table-cell>
          <table:table-cell table:style-name="ce92" table:formula="of:=SUM([.E50:.AI50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3" office:value-type="string">
            <text:p>VietLT</text:p>
          </table:table-cell>
          <table:table-cell table:style-name="ce91" table:formula="of:=[.D51]*[.$C$2]" office:value-type="float" office:value="0">
            <text:p>0</text:p>
          </table:table-cell>
          <table:table-cell table:style-name="ce92" table:formula="of:=SUM([.E51:.AI51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2"/>
        </table:table-row>
        <table:table-row table:style-name="ro2" table:number-rows-repeated="983121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August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106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8" table:number-columns-spanned="2" table:number-rows-spanned="1">
            <text:p>8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6" table:number-columns-spanned="2" table:number-rows-spanned="1">
            <text:p>2016</text:p>
          </table:table-cell>
          <table:covered-table-cell table:style-name="ce113"/>
          <table:table-cell table:style-name="ce106" table:number-columns-repeated="16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107" table:formula="of:=DATE([.$S$3];[.O3];1)" office:value-type="date" office:date-value="2016-08-01">
            <text:p>01</text:p>
          </table:table-cell>
          <table:table-cell table:style-name="ce107" table:formula="of:=[.E4]+1" office:value-type="date" office:date-value="2016-08-02">
            <text:p>02</text:p>
          </table:table-cell>
          <table:table-cell table:style-name="ce107" table:formula="of:=[.F4]+1" office:value-type="date" office:date-value="2016-08-03">
            <text:p>03</text:p>
          </table:table-cell>
          <table:table-cell table:style-name="ce107" table:formula="of:=[.G4]+1" office:value-type="date" office:date-value="2016-08-04">
            <text:p>04</text:p>
          </table:table-cell>
          <table:table-cell table:style-name="ce107" table:formula="of:=[.H4]+1" office:value-type="date" office:date-value="2016-08-05">
            <text:p>05</text:p>
          </table:table-cell>
          <table:table-cell table:style-name="ce107" table:formula="of:=[.I4]+1" office:value-type="date" office:date-value="2016-08-06">
            <text:p>06</text:p>
          </table:table-cell>
          <table:table-cell table:style-name="ce107" table:formula="of:=[.J4]+1" office:value-type="date" office:date-value="2016-08-07">
            <text:p>07</text:p>
          </table:table-cell>
          <table:table-cell table:style-name="ce107" table:formula="of:=[.K4]+1" office:value-type="date" office:date-value="2016-08-08">
            <text:p>08</text:p>
          </table:table-cell>
          <table:table-cell table:style-name="ce107" table:formula="of:=[.L4]+1" office:value-type="date" office:date-value="2016-08-09">
            <text:p>09</text:p>
          </table:table-cell>
          <table:table-cell table:style-name="ce107" table:formula="of:=[.M4]+1" office:value-type="date" office:date-value="2016-08-10">
            <text:p>10</text:p>
          </table:table-cell>
          <table:table-cell table:style-name="ce107" table:formula="of:=[.N4]+1" office:value-type="date" office:date-value="2016-08-11">
            <text:p>11</text:p>
          </table:table-cell>
          <table:table-cell table:style-name="ce107" table:formula="of:=[.O4]+1" office:value-type="date" office:date-value="2016-08-12">
            <text:p>12</text:p>
          </table:table-cell>
          <table:table-cell table:style-name="ce107" table:formula="of:=[.P4]+1" office:value-type="date" office:date-value="2016-08-13">
            <text:p>13</text:p>
          </table:table-cell>
          <table:table-cell table:style-name="ce107" table:formula="of:=[.Q4]+1" office:value-type="date" office:date-value="2016-08-14">
            <text:p>14</text:p>
          </table:table-cell>
          <table:table-cell table:style-name="ce107" table:formula="of:=[.R4]+1" office:value-type="date" office:date-value="2016-08-15">
            <text:p>15</text:p>
          </table:table-cell>
          <table:table-cell table:style-name="ce107" table:formula="of:=[.S4]+1" office:value-type="date" office:date-value="2016-08-16">
            <text:p>16</text:p>
          </table:table-cell>
          <table:table-cell table:style-name="ce107" table:formula="of:=[.T4]+1" office:value-type="date" office:date-value="2016-08-17">
            <text:p>17</text:p>
          </table:table-cell>
          <table:table-cell table:style-name="ce107" table:formula="of:=[.U4]+1" office:value-type="date" office:date-value="2016-08-18">
            <text:p>18</text:p>
          </table:table-cell>
          <table:table-cell table:style-name="ce107" table:formula="of:=[.V4]+1" office:value-type="date" office:date-value="2016-08-19">
            <text:p>19</text:p>
          </table:table-cell>
          <table:table-cell table:style-name="ce107" table:formula="of:=[.W4]+1" office:value-type="date" office:date-value="2016-08-20">
            <text:p>20</text:p>
          </table:table-cell>
          <table:table-cell table:style-name="ce107" table:formula="of:=[.X4]+1" office:value-type="date" office:date-value="2016-08-21">
            <text:p>21</text:p>
          </table:table-cell>
          <table:table-cell table:style-name="ce107" table:formula="of:=[.Y4]+1" office:value-type="date" office:date-value="2016-08-22">
            <text:p>22</text:p>
          </table:table-cell>
          <table:table-cell table:style-name="ce107" table:formula="of:=[.Z4]+1" office:value-type="date" office:date-value="2016-08-23">
            <text:p>23</text:p>
          </table:table-cell>
          <table:table-cell table:style-name="ce107" table:formula="of:=[.AA4]+1" office:value-type="date" office:date-value="2016-08-24">
            <text:p>24</text:p>
          </table:table-cell>
          <table:table-cell table:style-name="ce107" table:formula="of:=[.AB4]+1" office:value-type="date" office:date-value="2016-08-25">
            <text:p>25</text:p>
          </table:table-cell>
          <table:table-cell table:style-name="ce107" table:formula="of:=[.AC4]+1" office:value-type="date" office:date-value="2016-08-26">
            <text:p>26</text:p>
          </table:table-cell>
          <table:table-cell table:style-name="ce107" table:formula="of:=[.AD4]+1" office:value-type="date" office:date-value="2016-08-27">
            <text:p>27</text:p>
          </table:table-cell>
          <table:table-cell table:style-name="ce107" table:formula="of:=[.AE4]+1" office:value-type="date" office:date-value="2016-08-28">
            <text:p>28</text:p>
          </table:table-cell>
          <table:table-cell table:style-name="ce107" table:formula="of:=[.AF4]+1" office:value-type="date" office:date-value="2016-08-29">
            <text:p>29</text:p>
          </table:table-cell>
          <table:table-cell table:style-name="ce107" table:formula="of:=[.AG4]+1" office:value-type="date" office:date-value="2016-08-30">
            <text:p>30</text:p>
          </table:table-cell>
          <table:table-cell table:style-name="ce107" table:formula="of:=[.AH4]+1" office:value-type="date" office:date-value="2016-08-31">
            <text:p>31</text:p>
          </table:table-cell>
          <table:table-cell table:style-name="ce114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3])" office:value-type="float" office:value="5500000">
            <text:p>5,500,000</text:p>
          </table:table-cell>
          <table:table-cell table:style-name="ce39"/>
          <table:table-cell table:style-name="ce108" table:formula="of:=CHOOSE(WEEKDAY([.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K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L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M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N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O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P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Q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R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S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T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U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V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W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X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Y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Z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A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B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C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D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I4]);&quot;Sun&quot;;&quot;Mon&quot;;&quot;Tue&quot;;&quot;Wed&quot;;&quot;Thur&quot;;&quot;Fri&quot;;&quot;Sat&quot;)" office:value-type="string" office:string-value="Wed">
            <text:p>Wed</text:p>
          </table:table-cell>
          <table:covered-table-cell table:style-name="ce115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04" table:formula="of:=[.D6]*[.$C$2]" office:value-type="float" office:value="150000">
            <text:p>150,000</text:p>
          </table:table-cell>
          <table:table-cell table:style-name="ce105" table:formula="of:=SUM([.E6:.AI6])" office:value-type="float" office:value="6">
            <text:p>6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12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acNTC</text:p>
          </table:table-cell>
          <table:table-cell table:style-name="ce104" table:formula="of:=[.D7]*[.$C$2]" office:value-type="float" office:value="25000">
            <text:p>25,000</text:p>
          </table:table-cell>
          <table:table-cell table:style-name="ce105" table:formula="of:=SUM([.E7:.AI7])" office:value-type="float" office:value="1">
            <text:p>1</text:p>
          </table:table-cell>
          <table:table-cell table:style-name="ce109" table:number-columns-repeated="4"/>
          <table:table-cell table:style-name="ce109">
            <office:annotation draw:style-name="gr3" draw:text-style-name="P1" svg:width="1.1413in" svg:height="0.2634in" svg:x="6.3244in" svg:y="0.9827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23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04" table:formula="of:=[.D8]*[.$C$2]" office:value-type="float" office:value="175000">
            <text:p>175,000</text:p>
          </table:table-cell>
          <table:table-cell table:style-name="ce105" table:formula="of:=SUM([.E8:.AI8])" office:value-type="float" office:value="7">
            <text:p>7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10.9874in" svg:y="1.2323in" draw:caption-point-x="-0.2402in" draw:caption-point-y="0.5976in">
              <dc:date>2016-08-17T00:00:00</dc:date>
              <text:p text:style-name="P1"><text:span text:style-name="T1">Ăn chung vs Jess</text:span></text:p>
            </office:annotation>
            <text:p>0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12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04" table:formula="of:=[.D9]*[.$C$2]" office:value-type="float" office:value="0">
            <text:p>0</text:p>
          </table:table-cell>
          <table:table-cell table:style-name="ce105" table:formula="of:=SUM([.E9:.AI9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4" table:formula="of:=[.D10]*[.$C$2]" office:value-type="float" office:value="300000">
            <text:p>300,000</text:p>
          </table:table-cell>
          <table:table-cell table:style-name="ce105" table:formula="of:=SUM([.E10:.AI10])" office:value-type="float" office:value="12">
            <text:p>12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DK</text:p>
          </table:table-cell>
          <table:table-cell table:style-name="ce104" table:formula="of:=[.D11]*[.$C$2]" office:value-type="float" office:value="0">
            <text:p>0</text:p>
          </table:table-cell>
          <table:table-cell table:style-name="ce105" table:formula="of:=SUM([.E11:.AI11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104" table:formula="of:=[.D12]*[.$C$2]" office:value-type="float" office:value="0">
            <text:p>0</text:p>
          </table:table-cell>
          <table:table-cell table:style-name="ce105" table:formula="of:=SUM([.E12:.AI12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104" table:formula="of:=[.D13]*[.$C$2]" office:value-type="float" office:value="0">
            <text:p>0</text:p>
          </table:table-cell>
          <table:table-cell table:style-name="ce105" table:formula="of:=SUM([.E13:.AI13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104" table:formula="of:=[.D14]*[.$C$2]" office:value-type="float" office:value="0">
            <text:p>0</text:p>
          </table:table-cell>
          <table:table-cell table:style-name="ce105" table:formula="of:=SUM([.E14:.AI14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104" table:formula="of:=[.D15]*[.$C$2]" office:value-type="float" office:value="300000">
            <text:p>300,000</text:p>
          </table:table-cell>
          <table:table-cell table:style-name="ce105" table:formula="of:=SUM([.E15:.AI15])" office:value-type="float" office:value="12">
            <text:p>12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04" table:formula="of:=[.D16]*[.$C$2]" office:value-type="float" office:value="325000">
            <text:p>325,000</text:p>
          </table:table-cell>
          <table:table-cell table:style-name="ce105" table:formula="of:=SUM([.E16:.AI16])" office:value-type="float" office:value="13">
            <text:p>13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0">
            <office:annotation draw:style-name="gr3" draw:text-style-name="P1" svg:width="1.1413in" svg:height="0.2634in" svg:x="9.5886in" svg:y="3.213in" draw:caption-point-x="-0.2402in" draw:caption-point-y="0.5984in">
              <dc:date>2016-08-12T00:00:00</dc:date>
              <text:p text:style-name="P1"><text:span text:style-name="T1">Nghỉ buổi sáng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104" table:formula="of:=[.D17]*[.$C$2]" office:value-type="float" office:value="0">
            <text:p>0</text:p>
          </table:table-cell>
          <table:table-cell table:style-name="ce105" table:formula="of:=SUM([.E17:.AI17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104" table:formula="of:=[.D18]*[.$C$2]" office:value-type="float" office:value="275000">
            <text:p>275,000</text:p>
          </table:table-cell>
          <table:table-cell table:style-name="ce105" table:formula="of:=SUM([.E18:.AI18])" office:value-type="float" office:value="11">
            <text:p>11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104" table:formula="of:=[.D19]*[.$C$2]" office:value-type="float" office:value="300000">
            <text:p>300,000</text:p>
          </table:table-cell>
          <table:table-cell table:style-name="ce105" table:formula="of:=SUM([.E19:.AI19])" office:value-type="float" office:value="12">
            <text:p>12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104" table:formula="of:=[.D20]*[.$C$2]" office:value-type="float" office:value="300000">
            <text:p>300,000</text:p>
          </table:table-cell>
          <table:table-cell table:style-name="ce105" table:formula="of:=SUM([.E20:.AI20])" office:value-type="float" office:value="12">
            <text:p>12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HuyNT</text:p>
          </table:table-cell>
          <table:table-cell table:style-name="ce104" table:formula="of:=[.D21]*[.$C$2]" office:value-type="float" office:value="225000">
            <text:p>225,000</text:p>
          </table:table-cell>
          <table:table-cell table:style-name="ce105" table:formula="of:=SUM([.E21:.AI21])" office:value-type="float" office:value="9">
            <text:p>9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0">
            <office:annotation draw:style-name="gr4" draw:text-style-name="P1" svg:width="1.1413in" svg:height="0.3902in" svg:x="9.5886in" svg:y="4.4512in" draw:caption-point-x="-0.2402in" draw:caption-point-y="0.5984in">
              <dc:date>2016-08-12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/>
          <table:table-cell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KhanhNN</text:p>
          </table:table-cell>
          <table:table-cell table:style-name="ce104" table:formula="of:=[.D22]*[.$C$2]" office:value-type="float" office:value="150000">
            <text:p>150,000</text:p>
          </table:table-cell>
          <table:table-cell table:style-name="ce105" table:formula="of:=SUM([.E22:.AI22])" office:value-type="float" office:value="6">
            <text:p>6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12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KienPT</text:p>
          </table:table-cell>
          <table:table-cell table:style-name="ce104" table:formula="of:=[.D23]*[.$C$2]" office:value-type="float" office:value="250000">
            <text:p>250,000</text:p>
          </table:table-cell>
          <table:table-cell table:style-name="ce105" table:formula="of:=SUM([.E23:.AI23])" office:value-type="float" office:value="10">
            <text:p>10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0">
            <office:annotation draw:style-name="gr4" draw:text-style-name="P1" svg:width="1.1413in" svg:height="0.3902in" svg:x="16.1169in" svg:y="4.9496in" draw:caption-point-x="-0.2402in" draw:caption-point-y="0.5957in">
              <dc:date>2016-08-31T00:00:00</dc:date>
              <text:p text:style-name="P1"><text:span text:style-name="T1">Nghỉ đi khám lung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0">
            <office:annotation draw:style-name="gr3" draw:text-style-name="P1" svg:width="1.1413in" svg:height="0.2634in" svg:x="18.4484in" svg:y="4.9496in" draw:caption-point-x="-0.2402in" draw:caption-point-y="0.5957in">
              <dc:date>2016-08-31T00:00:00</dc:date>
              <text:p text:style-name="P1"><text:span text:style-name="T1">Ăn chung vs cty</text:span></text:p>
            </office:annotation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KietNVT</text:p>
          </table:table-cell>
          <table:table-cell table:style-name="ce104" table:formula="of:=[.D24]*[.$C$2]" office:value-type="float" office:value="0">
            <text:p>0</text:p>
          </table:table-cell>
          <table:table-cell table:style-name="ce105" table:formula="of:=SUM([.E24:.AI24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104" table:formula="of:=[.D25]*[.$C$2]" office:value-type="float" office:value="175000">
            <text:p>175,000</text:p>
          </table:table-cell>
          <table:table-cell table:style-name="ce105" table:formula="of:=SUM([.E25:.AI25])" office:value-type="float" office:value="7">
            <text:p>7</text:p>
          </table:table-cell>
          <table:table-cell table:style-name="ce109" table:number-columns-repeated="7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/>
          <table:table-cell table:style-name="ce109" office:value-type="float" office:value="0">
            <text:p>0</text:p>
          </table:table-cell>
          <table:table-cell table:style-name="ce116" table:content-validation-name="val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104" table:formula="of:=[.D26]*[.$C$2]" office:value-type="float" office:value="0">
            <text:p>0</text:p>
          </table:table-cell>
          <table:table-cell table:style-name="ce105" table:formula="of:=SUM([.E26:.AI26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104" table:formula="of:=[.D27]*[.$C$2]" office:value-type="float" office:value="0">
            <text:p>0</text:p>
          </table:table-cell>
          <table:table-cell table:style-name="ce105" table:formula="of:=SUM([.E27:.AI27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hanHTH</text:p>
          </table:table-cell>
          <table:table-cell table:style-name="ce104" table:formula="of:=[.D28]*[.$C$2]" office:value-type="float" office:value="0">
            <text:p>0</text:p>
          </table:table-cell>
          <table:table-cell table:style-name="ce105" table:formula="of:=SUM([.E28:.AI28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104" table:formula="of:=[.D29]*[.$C$2]" office:value-type="float" office:value="0">
            <text:p>0</text:p>
          </table:table-cell>
          <table:table-cell table:style-name="ce105" table:formula="of:=SUM([.E29:.AI29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NhatLCM</text:p>
          </table:table-cell>
          <table:table-cell table:style-name="ce104" table:formula="of:=[.D30]*[.$C$2]" office:value-type="float" office:value="225000">
            <text:p>225,000</text:p>
          </table:table-cell>
          <table:table-cell table:style-name="ce105" table:formula="of:=SUM([.E30:.AI30])" office:value-type="float" office:value="9">
            <text:p>9</text:p>
          </table:table-cell>
          <table:table-cell table:style-name="ce109" table:number-columns-repeated="4"/>
          <table:table-cell table:style-name="ce109">
            <office:annotation draw:style-name="gr3" draw:text-style-name="P1" svg:width="1.1413in" svg:height="0.2634in" svg:x="6.3244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>
            <office:annotation draw:style-name="gr3" draw:text-style-name="P1" svg:width="1.1413in" svg:height="0.2634in" svg:x="8.1894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office:value-type="float" office:value="1">
            <text:p>1</text:p>
          </table:table-cell>
          <table:table-cell table:style-name="ce109">
            <office:annotation draw:style-name="gr3" draw:text-style-name="P1" svg:width="1.1413in" svg:height="0.2634in" svg:x="9.122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>
            <office:annotation draw:style-name="gr3" draw:text-style-name="P1" svg:width="1.1413in" svg:height="0.2634in" svg:x="11.4535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office:value-type="float" office:value="1">
            <text:p>1</text:p>
          </table:table-cell>
          <table:table-cell table:style-name="ce109">
            <office:annotation draw:style-name="gr3" draw:text-style-name="P1" svg:width="1.1413in" svg:height="0.2634in" svg:x="12.3862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office:value-type="float" office:value="0">
            <office:annotation draw:style-name="gr4" draw:text-style-name="P1" svg:width="1.1413in" svg:height="0.3902in" svg:x="12.8528in" svg:y="6.6819in" draw:caption-point-x="-0.2402in" draw:caption-point-y="0.5969in">
              <dc:date>2016-08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>
            <office:annotation draw:style-name="gr3" draw:text-style-name="P1" svg:width="1.1413in" svg:height="0.2634in" svg:x="14.7177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office:value-type="float" office:value="1">
            <text:p>1</text:p>
          </table:table-cell>
          <table:table-cell table:style-name="ce109">
            <office:annotation draw:style-name="gr3" draw:text-style-name="P1" svg:width="1.1413in" svg:height="0.2634in" svg:x="15.6504in" svg:y="6.6791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0">
            <office:annotation draw:style-name="gr3" draw:text-style-name="P1" svg:width="1.1413in" svg:height="0.2634in" svg:x="18.4484in" svg:y="6.6831in" draw:caption-point-x="-0.2402in" draw:caption-point-y="0.5957in">
              <dc:date>2016-08-3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NhuPHQ</text:p>
          </table:table-cell>
          <table:table-cell table:style-name="ce104" table:formula="of:=[.D31]*[.$C$2]" office:value-type="float" office:value="0">
            <text:p>0</text:p>
          </table:table-cell>
          <table:table-cell table:style-name="ce105" table:formula="of:=SUM([.E31:.AI31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PhuongTH</text:p>
          </table:table-cell>
          <table:table-cell table:style-name="ce104" table:formula="of:=[.D32]*[.$C$2]" office:value-type="float" office:value="0">
            <text:p>0</text:p>
          </table:table-cell>
          <table:table-cell table:style-name="ce105" table:formula="of:=SUM([.E32:.AI32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SonPX</text:p>
          </table:table-cell>
          <table:table-cell table:style-name="ce104" table:formula="of:=[.D33]*[.$C$2]" office:value-type="float" office:value="175000">
            <text:p>175,000</text:p>
          </table:table-cell>
          <table:table-cell table:style-name="ce105" table:formula="of:=SUM([.E33:.AI33])" office:value-type="float" office:value="7">
            <text:p>7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0">
            <office:annotation draw:style-name="gr3" draw:text-style-name="P1" svg:width="1.1413in" svg:height="0.2634in" svg:x="6.3244in" svg:y="7.4228in" draw:caption-point-x="-0.2402in" draw:caption-point-y="0.5992in">
              <dc:date>2016-08-05T00:00:00</dc:date>
              <text:p text:style-name="P1"><text:span text:style-name="T1">Off buổi chiều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12"/>
          <table:table-cell table:style-name="ce116" table:content-validation-name="val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ienND</text:p>
          </table:table-cell>
          <table:table-cell table:style-name="ce104" table:formula="of:=[.D34]*[.$C$2]" office:value-type="float" office:value="0">
            <text:p>0</text:p>
          </table:table-cell>
          <table:table-cell table:style-name="ce105" table:formula="of:=SUM([.E34:.AI34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aoDTH</text:p>
          </table:table-cell>
          <table:table-cell table:style-name="ce104" table:formula="of:=[.D35]*[.$C$2]" office:value-type="float" office:value="300000">
            <text:p>300,000</text:p>
          </table:table-cell>
          <table:table-cell table:style-name="ce105" table:formula="of:=SUM([.E35:.AI35])" office:value-type="float" office:value="12">
            <text:p>12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aoNP</text:p>
          </table:table-cell>
          <table:table-cell table:style-name="ce104" table:formula="of:=[.D36]*[.$C$2]" office:value-type="float" office:value="0">
            <text:p>0</text:p>
          </table:table-cell>
          <table:table-cell table:style-name="ce105" table:formula="of:=SUM([.E36:.AI36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amDT</text:p>
          </table:table-cell>
          <table:table-cell table:style-name="ce104" table:formula="of:=[.D37]*[.$C$2]" office:value-type="float" office:value="150000">
            <text:p>150,000</text:p>
          </table:table-cell>
          <table:table-cell table:style-name="ce105" table:formula="of:=SUM([.E37:.AI37])" office:value-type="float" office:value="6">
            <text:p>6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0">
            <office:annotation draw:style-name="gr3" draw:text-style-name="P1" svg:width="1.1413in" svg:height="0.2634in" svg:x="11.9201in" svg:y="8.4154in" draw:caption-point-x="-0.2402in" draw:caption-point-y="0.5972in">
              <dc:date>2016-08-17T00:00:00</dc:date>
              <text:p text:style-name="P1"><text:span text:style-name="T1">Ăn chung vs cty</text:span></text:p>
            </office:annotation>
            <text:p>0</text:p>
          </table:table-cell>
          <table:table-cell table:style-name="ce109"/>
          <table:table-cell table:style-name="ce109" office:value-type="float" office:value="0">
            <office:annotation draw:style-name="gr3" draw:text-style-name="P1" svg:width="1.1413in" svg:height="0.2634in" svg:x="12.8528in" svg:y="8.4154in" draw:caption-point-x="-0.2402in" draw:caption-point-y="0.5972in">
              <dc:date>2016-08-17T00:00:00</dc:date>
              <text:p text:style-name="P1"><text:span text:style-name="T1">Ăn chung vs cty</text:span></text:p>
            </office:annotation>
            <text:p>0</text:p>
          </table:table-cell>
          <table:table-cell table:style-name="ce109" table:number-columns-repeated="12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inhT</text:p>
          </table:table-cell>
          <table:table-cell table:style-name="ce104" table:formula="of:=[.D38]*[.$C$2]" office:value-type="float" office:value="200000">
            <text:p>200,000</text:p>
          </table:table-cell>
          <table:table-cell table:style-name="ce105" table:formula="of:=SUM([.E38:.AI38])" office:value-type="float" office:value="8">
            <text:p>8</text:p>
          </table:table-cell>
          <table:table-cell table:style-name="ce109" table:number-columns-repeated="4"/>
          <table:table-cell table:style-name="ce109">
            <office:annotation draw:style-name="gr3" draw:text-style-name="P1" svg:width="1.1413in" svg:height="0.2634in" svg:x="6.3244in" svg:y="8.6606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0">
            <office:annotation draw:style-name="gr3" draw:text-style-name="P1" svg:width="1.1413in" svg:height="0.2634in" svg:x="9.5886in" svg:y="8.6618in" draw:caption-point-x="-0.2402in" draw:caption-point-y="0.5984in">
              <dc:date>2016-08-12T00:00:00</dc:date>
              <text:p text:style-name="P1"><text:span text:style-name="T1">Nghỉ buổi sáng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ongDN</text:p>
          </table:table-cell>
          <table:table-cell table:style-name="ce104" table:formula="of:=[.D39]*[.$C$2]" office:value-type="float" office:value="200000">
            <text:p>200,000</text:p>
          </table:table-cell>
          <table:table-cell table:style-name="ce105" table:formula="of:=SUM([.E39:.AI39])" office:value-type="float" office:value="8">
            <text:p>8</text:p>
          </table:table-cell>
          <table:table-cell table:style-name="ce109" table:number-columns-repeated="7"/>
          <table:table-cell table:style-name="ce109" office:value-type="float" office:value="0">
            <office:annotation draw:style-name="gr3" draw:text-style-name="P1" svg:width="1.1413in" svg:height="0.2634in" svg:x="7.7232in" svg:y="8.9094in" draw:caption-point-x="-0.2402in" draw:caption-point-y="0.5988in">
              <dc:date>2016-08-08T00:00:00</dc:date>
              <text:p text:style-name="P1"><text:span text:style-name="T1">Nghỉ buổi sáng</text:span></text:p>
            </office:annotation>
            <text:p>0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huyLTT</text:p>
          </table:table-cell>
          <table:table-cell table:style-name="ce104" table:formula="of:=[.D40]*[.$C$2]" office:value-type="float" office:value="175000">
            <text:p>175,000</text:p>
          </table:table-cell>
          <table:table-cell table:style-name="ce105" table:formula="of:=SUM([.E40:.AI40])" office:value-type="float" office:value="7">
            <text:p>7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0">
            <office:annotation draw:style-name="gr4" draw:text-style-name="P1" svg:width="1.1413in" svg:height="0.3902in" svg:x="12.8528in" svg:y="9.1587in" draw:caption-point-x="-0.2402in" draw:caption-point-y="0.5972in">
              <dc:date>2016-08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09" table:number-columns-repeated="12"/>
          <table:table-cell table:style-name="ce116" table:content-validation-name="val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huLNM</text:p>
          </table:table-cell>
          <table:table-cell table:style-name="ce104" table:formula="of:=[.D41]*[.$C$2]" office:value-type="float" office:value="0">
            <text:p>0</text:p>
          </table:table-cell>
          <table:table-cell table:style-name="ce105" table:formula="of:=SUM([.E41:.AI41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oiDB</text:p>
          </table:table-cell>
          <table:table-cell table:style-name="ce104" table:formula="of:=[.D42]*[.$C$2]" office:value-type="float" office:value="0">
            <text:p>0</text:p>
          </table:table-cell>
          <table:table-cell table:style-name="ce105" table:formula="of:=SUM([.E42:.AI42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TruyenLVC</text:p>
          </table:table-cell>
          <table:table-cell table:style-name="ce104" table:formula="of:=[.D43]*[.$C$2]" office:value-type="float" office:value="200000">
            <text:p>200,000</text:p>
          </table:table-cell>
          <table:table-cell table:style-name="ce105" table:formula="of:=SUM([.E43:.AI43])" office:value-type="float" office:value="8">
            <text:p>8</text:p>
          </table:table-cell>
          <table:table-cell table:style-name="ce109" table:number-columns-repeated="4"/>
          <table:table-cell table:style-name="ce109">
            <office:annotation draw:style-name="gr3" draw:text-style-name="P1" svg:width="1.1413in" svg:height="0.2634in" svg:x="6.3244in" svg:y="9.8992in" draw:caption-point-x="-0.2402in" draw:caption-point-y="0.599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0">
            <text:p>0</text:p>
          </table:table-cell>
          <table:table-cell table:style-name="ce116" table:content-validation-name="val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TuanND</text:p>
          </table:table-cell>
          <table:table-cell table:style-name="ce104" table:formula="of:=[.D44]*[.$C$2]" office:value-type="float" office:value="75000">
            <text:p>75,000</text:p>
          </table:table-cell>
          <table:table-cell table:style-name="ce105" table:formula="of:=SUM([.E44:.AI44])" office:value-type="float" office:value="3">
            <text:p>3</text:p>
          </table:table-cell>
          <table:table-cell table:style-name="ce109" table:number-columns-repeated="14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12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ietBA</text:p>
          </table:table-cell>
          <table:table-cell table:style-name="ce104" table:formula="of:=[.D45]*[.$C$2]" office:value-type="float" office:value="275000">
            <text:p>275,000</text:p>
          </table:table-cell>
          <table:table-cell table:style-name="ce105" table:formula="of:=SUM([.E45:.AI45])" office:value-type="float" office:value="11">
            <text:p>11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office:annotation draw:style-name="gr3" draw:text-style-name="P1" svg:width="1.1413in" svg:height="0.2634in" svg:x="17.5157in" svg:y="10.398in" draw:caption-point-x="-0.2402in" draw:caption-point-y="0.5961in">
              <dc:date>2016-08-29T00:00:00</dc:date>
              <text:p text:style-name="P1"><text:span text:style-name="T1">Nghỉ buổi sáng</text:span></text:p>
            </office:annotation>
            <text:p>0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VinhP</text:p>
          </table:table-cell>
          <table:table-cell table:style-name="ce104" table:formula="of:=[.D46]*[.$C$2]" office:value-type="float" office:value="300000">
            <text:p>300,000</text:p>
          </table:table-cell>
          <table:table-cell table:style-name="ce105" table:formula="of:=SUM([.E46:.AI46])" office:value-type="float" office:value="12">
            <text:p>12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VuNA</text:p>
          </table:table-cell>
          <table:table-cell table:style-name="ce104" table:formula="of:=[.D47]*[.$C$2]" office:value-type="float" office:value="275000">
            <text:p>275,000</text:p>
          </table:table-cell>
          <table:table-cell table:style-name="ce105" table:formula="of:=SUM([.E47:.AI47])" office:value-type="float" office:value="11">
            <text:p>11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table:number-columns-repeated="3"/>
          <table:table-cell table:style-name="ce109" office:value-type="float" office:value="0">
            <office:annotation draw:style-name="gr4" draw:text-style-name="P1" svg:width="1.1413in" svg:height="0.3902in" svg:x="16.1169in" svg:y="10.8937in" draw:caption-point-x="-0.2402in" draw:caption-point-y="0.5957in">
              <dc:date>2016-08-31T00:00:00</dc:date>
              <text:p text:style-name="P1"><text:span text:style-name="T1">Nghỉ nguyen ngà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PhongTH</text:p>
          </table:table-cell>
          <table:table-cell table:style-name="ce104" table:formula="of:=[.D48]*[.$C$2]" office:value-type="float" office:value="0">
            <text:p>0</text:p>
          </table:table-cell>
          <table:table-cell table:style-name="ce105" table:formula="of:=SUM([.E48:.AI48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inhDH</text:p>
          </table:table-cell>
          <table:table-cell table:style-name="ce104" table:formula="of:=[.D49]*[.$C$2]" office:value-type="float" office:value="0">
            <text:p>0</text:p>
          </table:table-cell>
          <table:table-cell table:style-name="ce105" table:formula="of:=SUM([.E49:.AI49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hoaiVK</text:p>
          </table:table-cell>
          <table:table-cell table:style-name="ce104" table:formula="of:=[.D50]*[.$C$2]" office:value-type="float" office:value="0">
            <text:p>0</text:p>
          </table:table-cell>
          <table:table-cell table:style-name="ce105" table:formula="of:=SUM([.E50:.AI50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3" office:value-type="string">
            <text:p>VietLT</text:p>
          </table:table-cell>
          <table:table-cell table:style-name="ce104" table:formula="of:=[.D51]*[.$C$2]" office:value-type="float" office:value="0">
            <text:p>0</text:p>
          </table:table-cell>
          <table:table-cell table:style-name="ce105" table:formula="of:=SUM([.E51:.AI51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2"/>
        </table:table-row>
        <table:table-row table:style-name="ro2" table:number-rows-repeated="983121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eptember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1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119" table:number-columns-repeated="8"/>
          <table:table-cell table:style-name="ce123" office:value-type="string" table:number-columns-spanned="2" table:number-rows-spanned="1">
            <text:p>Month</text:p>
          </table:table-cell>
          <table:covered-table-cell table:style-name="ce124"/>
          <table:table-cell table:style-name="ce125" table:content-validation-name="val1" office:value-type="float" office:value="9" table:number-columns-spanned="2" table:number-rows-spanned="1">
            <text:p>9</text:p>
          </table:table-cell>
          <table:covered-table-cell table:style-name="ce124"/>
          <table:table-cell table:style-name="ce123" office:value-type="string" table:number-columns-spanned="2" table:number-rows-spanned="1">
            <text:p>Year</text:p>
          </table:table-cell>
          <table:covered-table-cell table:style-name="ce124"/>
          <table:table-cell table:style-name="ce123" office:value-type="float" office:value="2016" table:number-columns-spanned="2" table:number-rows-spanned="1">
            <text:p>2016</text:p>
          </table:table-cell>
          <table:covered-table-cell table:style-name="ce126"/>
          <table:table-cell table:style-name="ce119" table:number-columns-repeated="15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120" table:formula="of:=DATE([.$S$3];[.O3];1)" office:value-type="date" office:date-value="2016-09-01">
            <text:p>01</text:p>
          </table:table-cell>
          <table:table-cell table:style-name="ce120" table:formula="of:=[.E4]+1" office:value-type="date" office:date-value="2016-09-02">
            <office:annotation draw:style-name="gr3" draw:text-style-name="P1" svg:width="1.1413in" svg:height="0.2634in" svg:x="4.9252in" svg:y="0.2551in" draw:caption-point-x="-0.2402in" draw:caption-point-y="0.5984in">
              <dc:date>2016-09-05T00:00:00</dc:date>
              <text:p text:style-name="P1"><text:span text:style-name="T1">Nghỉ lễ 2/9</text:span></text:p>
            </office:annotation>
            <text:p>02</text:p>
          </table:table-cell>
          <table:table-cell table:style-name="ce120" table:formula="of:=[.F4]+1" office:value-type="date" office:date-value="2016-09-03">
            <text:p>03</text:p>
          </table:table-cell>
          <table:table-cell table:style-name="ce120" table:formula="of:=[.G4]+1" office:value-type="date" office:date-value="2016-09-04">
            <text:p>04</text:p>
          </table:table-cell>
          <table:table-cell table:style-name="ce120" table:formula="of:=[.H4]+1" office:value-type="date" office:date-value="2016-09-05">
            <text:p>05</text:p>
          </table:table-cell>
          <table:table-cell table:style-name="ce120" table:formula="of:=[.I4]+1" office:value-type="date" office:date-value="2016-09-06">
            <text:p>06</text:p>
          </table:table-cell>
          <table:table-cell table:style-name="ce120" table:formula="of:=[.J4]+1" office:value-type="date" office:date-value="2016-09-07">
            <text:p>07</text:p>
          </table:table-cell>
          <table:table-cell table:style-name="ce120" table:formula="of:=[.K4]+1" office:value-type="date" office:date-value="2016-09-08">
            <text:p>08</text:p>
          </table:table-cell>
          <table:table-cell table:style-name="ce120" table:formula="of:=[.L4]+1" office:value-type="date" office:date-value="2016-09-09">
            <text:p>09</text:p>
          </table:table-cell>
          <table:table-cell table:style-name="ce120" table:formula="of:=[.M4]+1" office:value-type="date" office:date-value="2016-09-10">
            <text:p>10</text:p>
          </table:table-cell>
          <table:table-cell table:style-name="ce120" table:formula="of:=[.N4]+1" office:value-type="date" office:date-value="2016-09-11">
            <text:p>11</text:p>
          </table:table-cell>
          <table:table-cell table:style-name="ce120" table:formula="of:=[.O4]+1" office:value-type="date" office:date-value="2016-09-12">
            <text:p>12</text:p>
          </table:table-cell>
          <table:table-cell table:style-name="ce120" table:formula="of:=[.P4]+1" office:value-type="date" office:date-value="2016-09-13">
            <text:p>13</text:p>
          </table:table-cell>
          <table:table-cell table:style-name="ce120" table:formula="of:=[.Q4]+1" office:value-type="date" office:date-value="2016-09-14">
            <text:p>14</text:p>
          </table:table-cell>
          <table:table-cell table:style-name="ce120" table:formula="of:=[.R4]+1" office:value-type="date" office:date-value="2016-09-15">
            <text:p>15</text:p>
          </table:table-cell>
          <table:table-cell table:style-name="ce120" table:formula="of:=[.S4]+1" office:value-type="date" office:date-value="2016-09-16">
            <text:p>16</text:p>
          </table:table-cell>
          <table:table-cell table:style-name="ce120" table:formula="of:=[.T4]+1" office:value-type="date" office:date-value="2016-09-17">
            <text:p>17</text:p>
          </table:table-cell>
          <table:table-cell table:style-name="ce120" table:formula="of:=[.U4]+1" office:value-type="date" office:date-value="2016-09-18">
            <text:p>18</text:p>
          </table:table-cell>
          <table:table-cell table:style-name="ce120" table:formula="of:=[.V4]+1" office:value-type="date" office:date-value="2016-09-19">
            <text:p>19</text:p>
          </table:table-cell>
          <table:table-cell table:style-name="ce120" table:formula="of:=[.W4]+1" office:value-type="date" office:date-value="2016-09-20">
            <text:p>20</text:p>
          </table:table-cell>
          <table:table-cell table:style-name="ce120" table:formula="of:=[.X4]+1" office:value-type="date" office:date-value="2016-09-21">
            <text:p>21</text:p>
          </table:table-cell>
          <table:table-cell table:style-name="ce120" table:formula="of:=[.Y4]+1" office:value-type="date" office:date-value="2016-09-22">
            <text:p>22</text:p>
          </table:table-cell>
          <table:table-cell table:style-name="ce120" table:formula="of:=[.Z4]+1" office:value-type="date" office:date-value="2016-09-23">
            <text:p>23</text:p>
          </table:table-cell>
          <table:table-cell table:style-name="ce120" table:formula="of:=[.AA4]+1" office:value-type="date" office:date-value="2016-09-24">
            <text:p>24</text:p>
          </table:table-cell>
          <table:table-cell table:style-name="ce120" table:formula="of:=[.AB4]+1" office:value-type="date" office:date-value="2016-09-25">
            <text:p>25</text:p>
          </table:table-cell>
          <table:table-cell table:style-name="ce120" table:formula="of:=[.AC4]+1" office:value-type="date" office:date-value="2016-09-26">
            <text:p>26</text:p>
          </table:table-cell>
          <table:table-cell table:style-name="ce120" table:formula="of:=[.AD4]+1" office:value-type="date" office:date-value="2016-09-27">
            <text:p>27</text:p>
          </table:table-cell>
          <table:table-cell table:style-name="ce120" table:formula="of:=[.AE4]+1" office:value-type="date" office:date-value="2016-09-28">
            <text:p>28</text:p>
          </table:table-cell>
          <table:table-cell table:style-name="ce120" table:formula="of:=[.AF4]+1" office:value-type="date" office:date-value="2016-09-29">
            <text:p>29</text:p>
          </table:table-cell>
          <table:table-cell table:style-name="ce120" table:formula="of:=[.AG4]+1" office:value-type="date" office:date-value="2016-09-30">
            <text:p>30</text:p>
          </table:table-cell>
          <table:table-cell table:style-name="ce127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3])" office:value-type="float" office:value="1900000">
            <text:p>1,900,000</text:p>
          </table:table-cell>
          <table:table-cell table:style-name="ce39"/>
          <table:table-cell table:style-name="ce121" table:formula="of:=CHOOSE(WEEKDAY([.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K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L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M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N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O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P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Q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R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S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T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U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V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W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X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Y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Z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AA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A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A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A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A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A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A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AH4]);&quot;Sun&quot;;&quot;Mon&quot;;&quot;Tue&quot;;&quot;Wed&quot;;&quot;Thur&quot;;&quot;Fri&quot;;&quot;Sat&quot;)" office:value-type="string" office:string-value="Fri">
            <text:p>Fri</text:p>
          </table:table-cell>
          <table:covered-table-cell table:style-name="ce128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17" table:formula="of:=[.D6]*[.$C$2]" office:value-type="float" office:value="225000">
            <text:p>225,000</text:p>
          </table:table-cell>
          <table:table-cell table:style-name="ce118" table:formula="of:=SUM([.E6:.AH6])" office:value-type="float" office:value="9">
            <text:p>9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0">
            <office:annotation draw:style-name="gr3" draw:text-style-name="P1" svg:width="1.1413in" svg:height="0.2634in" svg:x="11.4535in" svg:y="0.7378in" draw:caption-point-x="-0.2402in" draw:caption-point-y="0.5969in">
              <dc:date>2016-09-16T00:00:00</dc:date>
              <text:p text:style-name="P1"><text:span text:style-name="T1">Nghỉ sáng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17" table:formula="of:=[.D7]*[.$C$2]" office:value-type="float" office:value="0">
            <text:p>0</text:p>
          </table:table-cell>
          <table:table-cell table:style-name="ce118" table:formula="of:=SUM([.E7:.AH7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17" table:formula="of:=[.D8]*[.$C$2]" office:value-type="float" office:value="0">
            <text:p>0</text:p>
          </table:table-cell>
          <table:table-cell table:style-name="ce118" table:formula="of:=SUM([.E8:.AH8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17" table:formula="of:=[.D9]*[.$C$2]" office:value-type="float" office:value="0">
            <text:p>0</text:p>
          </table:table-cell>
          <table:table-cell table:style-name="ce118" table:formula="of:=SUM([.E9:.AH9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17" table:formula="of:=[.D10]*[.$C$2]" office:value-type="float" office:value="0">
            <text:p>0</text:p>
          </table:table-cell>
          <table:table-cell table:style-name="ce118" table:formula="of:=SUM([.E10:.AH10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117" table:formula="of:=[.D11]*[.$C$2]" office:value-type="float" office:value="0">
            <text:p>0</text:p>
          </table:table-cell>
          <table:table-cell table:style-name="ce118" table:formula="of:=SUM([.E11:.AH11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117" table:formula="of:=[.D12]*[.$C$2]" office:value-type="float" office:value="0">
            <text:p>0</text:p>
          </table:table-cell>
          <table:table-cell table:style-name="ce118" table:formula="of:=SUM([.E12:.AH12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117" table:formula="of:=[.D13]*[.$C$2]" office:value-type="float" office:value="50000">
            <text:p>50,000</text:p>
          </table:table-cell>
          <table:table-cell table:style-name="ce118" table:formula="of:=SUM([.E13:.AH13])" office:value-type="float" office:value="2">
            <text:p>2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1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117" table:formula="of:=[.D14]*[.$C$2]" office:value-type="float" office:value="225000">
            <text:p>225,000</text:p>
          </table:table-cell>
          <table:table-cell table:style-name="ce118" table:formula="of:=SUM([.E14:.AH14])" office:value-type="float" office:value="9">
            <text:p>9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0">
            <office:annotation draw:style-name="gr3" draw:text-style-name="P1" svg:width="1.1413in" svg:height="0.2634in" svg:x="8.1894in" svg:y="2.7181in" draw:caption-point-x="-0.2402in" draw:caption-point-y="0.598in">
              <dc:date>2016-09-09T00:00:00</dc:date>
              <text:p text:style-name="P1"><text:span text:style-name="T1">Nghỉ sáng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office:annotation draw:style-name="gr3" draw:text-style-name="P1" svg:width="1.1413in" svg:height="0.2634in" svg:x="16.1169in" svg:y="2.7201in" draw:caption-point-x="-0.2402in" draw:caption-point-y="0.5961in">
              <dc:date>2016-09-28T00:00:00</dc:date>
              <text:p text:style-name="P1"><text:span text:style-name="T1">Đi dạy</text:span></text:p>
            </office:annotation>
            <text:p>0</text:p>
          </table:table-cell>
          <table:table-cell table:style-name="ce122"/>
          <table:table-cell table:style-name="ce122" office:value-type="float" office:value="0">
            <office:annotation draw:style-name="gr3" draw:text-style-name="P1" svg:width="1.1413in" svg:height="0.2634in" svg:x="17.0492in" svg:y="2.7201in" draw:caption-point-x="-0.2402in" draw:caption-point-y="0.5961in">
              <dc:date>2016-09-28T00:00:00</dc:date>
              <text:p text:style-name="P1"><text:span text:style-name="T1">Đi dạy</text:span></text:p>
            </office:annotation>
            <text:p>0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DT</text:p>
          </table:table-cell>
          <table:table-cell table:style-name="ce117" table:formula="of:=[.D15]*[.$C$2]" office:value-type="float" office:value="0">
            <text:p>0</text:p>
          </table:table-cell>
          <table:table-cell table:style-name="ce118" table:formula="of:=SUM([.E15:.AH15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117" table:formula="of:=[.D16]*[.$C$2]" office:value-type="float" office:value="0">
            <text:p>0</text:p>
          </table:table-cell>
          <table:table-cell table:style-name="ce118" table:formula="of:=SUM([.E16:.AH16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117" table:formula="of:=[.D17]*[.$C$2]" office:value-type="float" office:value="175000">
            <text:p>175,000</text:p>
          </table:table-cell>
          <table:table-cell table:style-name="ce118" table:formula="of:=SUM([.E17:.AH17])" office:value-type="float" office:value="7">
            <text:p>7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0">
            <office:annotation draw:style-name="gr3" draw:text-style-name="P1" svg:width="1.1413in" svg:height="0.2634in" svg:x="8.1894in" svg:y="3.461in" draw:caption-point-x="-0.2402in" draw:caption-point-y="0.598in">
              <dc:date>2016-09-09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office:annotation draw:style-name="gr4" draw:text-style-name="P1" svg:width="1.1413in" svg:height="0.3902in" svg:x="12.8528in" svg:y="3.4626in" draw:caption-point-x="-0.2402in" draw:caption-point-y="0.5965in">
              <dc:date>2016-09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117" table:formula="of:=[.D18]*[.$C$2]" office:value-type="float" office:value="0">
            <text:p>0</text:p>
          </table:table-cell>
          <table:table-cell table:style-name="ce118" table:formula="of:=SUM([.E18:.AH18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oangNTM</text:p>
          </table:table-cell>
          <table:table-cell table:style-name="ce117" table:formula="of:=[.D19]*[.$C$2]" office:value-type="float" office:value="0">
            <text:p>0</text:p>
          </table:table-cell>
          <table:table-cell table:style-name="ce118" table:formula="of:=SUM([.E19:.AH19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117" table:formula="of:=[.D20]*[.$C$2]" office:value-type="float" office:value="0">
            <text:p>0</text:p>
          </table:table-cell>
          <table:table-cell table:style-name="ce118" table:formula="of:=SUM([.E20:.AH20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hanhDT</text:p>
          </table:table-cell>
          <table:table-cell table:style-name="ce117" table:formula="of:=[.D21]*[.$C$2]" office:value-type="float" office:value="150000">
            <text:p>150,000</text:p>
          </table:table-cell>
          <table:table-cell table:style-name="ce118" table:formula="of:=SUM([.E21:.AH21])" office:value-type="float" office:value="6">
            <text:p>6</text:p>
          </table:table-cell>
          <table:table-cell table:style-name="ce122" table:number-columns-repeated="18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KhanhNN</text:p>
          </table:table-cell>
          <table:table-cell table:style-name="ce117" table:formula="of:=[.D22]*[.$C$2]" office:value-type="float" office:value="0">
            <text:p>0</text:p>
          </table:table-cell>
          <table:table-cell table:style-name="ce118" table:formula="of:=SUM([.E22:.AH22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KienPT</text:p>
          </table:table-cell>
          <table:table-cell table:style-name="ce117" table:formula="of:=[.D23]*[.$C$2]" office:value-type="float" office:value="0">
            <text:p>0</text:p>
          </table:table-cell>
          <table:table-cell table:style-name="ce118" table:formula="of:=SUM([.E23:.AH23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KietNVT</text:p>
          </table:table-cell>
          <table:table-cell table:style-name="ce117" table:formula="of:=[.D24]*[.$C$2]" office:value-type="float" office:value="0">
            <text:p>0</text:p>
          </table:table-cell>
          <table:table-cell table:style-name="ce118" table:formula="of:=SUM([.E24:.AH24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LinhBT</text:p>
          </table:table-cell>
          <table:table-cell table:style-name="ce117" table:formula="of:=[.D25]*[.$C$2]" office:value-type="float" office:value="0">
            <text:p>0</text:p>
          </table:table-cell>
          <table:table-cell table:style-name="ce118" table:formula="of:=SUM([.E25:.AH25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MaiNTT</text:p>
          </table:table-cell>
          <table:table-cell table:style-name="ce117" table:formula="of:=[.D26]*[.$C$2]" office:value-type="float" office:value="75000">
            <text:p>75,000</text:p>
          </table:table-cell>
          <table:table-cell table:style-name="ce118" table:formula="of:=SUM([.E26:.AH26])" office:value-type="float" office:value="3">
            <text:p>3</text:p>
          </table:table-cell>
          <table:table-cell table:style-name="ce122" table:number-columns-repeated="25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ManhNB</text:p>
          </table:table-cell>
          <table:table-cell table:style-name="ce117" table:formula="of:=[.D27]*[.$C$2]" office:value-type="float" office:value="0">
            <text:p>0</text:p>
          </table:table-cell>
          <table:table-cell table:style-name="ce118" table:formula="of:=SUM([.E27:.AH27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amTV</text:p>
          </table:table-cell>
          <table:table-cell table:style-name="ce117" table:formula="of:=[.D28]*[.$C$2]" office:value-type="float" office:value="0">
            <text:p>0</text:p>
          </table:table-cell>
          <table:table-cell table:style-name="ce118" table:formula="of:=SUM([.E28:.AH28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NganTLT</text:p>
          </table:table-cell>
          <table:table-cell table:style-name="ce117" table:formula="of:=[.D29]*[.$C$2]" office:value-type="float" office:value="0">
            <text:p>0</text:p>
          </table:table-cell>
          <table:table-cell table:style-name="ce118" table:formula="of:=SUM([.E29:.AH29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NhanHTH</text:p>
          </table:table-cell>
          <table:table-cell table:style-name="ce117" table:formula="of:=[.D30]*[.$C$2]" office:value-type="float" office:value="0">
            <text:p>0</text:p>
          </table:table-cell>
          <table:table-cell table:style-name="ce118" table:formula="of:=SUM([.E30:.AH30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NhanNM</text:p>
          </table:table-cell>
          <table:table-cell table:style-name="ce117" table:formula="of:=[.D31]*[.$C$2]" office:value-type="float" office:value="0">
            <text:p>0</text:p>
          </table:table-cell>
          <table:table-cell table:style-name="ce118" table:formula="of:=SUM([.E31:.AH31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NhungHTH</text:p>
          </table:table-cell>
          <table:table-cell table:style-name="ce117" table:formula="of:=[.D32]*[.$C$2]" office:value-type="float" office:value="0">
            <text:p>0</text:p>
          </table:table-cell>
          <table:table-cell table:style-name="ce118" table:formula="of:=SUM([.E32:.AH32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NhuPHQ</text:p>
          </table:table-cell>
          <table:table-cell table:style-name="ce117" table:formula="of:=[.D33]*[.$C$2]" office:value-type="float" office:value="0">
            <text:p>0</text:p>
          </table:table-cell>
          <table:table-cell table:style-name="ce118" table:formula="of:=SUM([.E33:.AH33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PhuongTH</text:p>
          </table:table-cell>
          <table:table-cell table:style-name="ce117" table:formula="of:=[.D34]*[.$C$2]" office:value-type="float" office:value="0">
            <text:p>0</text:p>
          </table:table-cell>
          <table:table-cell table:style-name="ce118" table:formula="of:=SUM([.E34:.AH34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SonPX</text:p>
          </table:table-cell>
          <table:table-cell table:style-name="ce117" table:formula="of:=[.D35]*[.$C$2]" office:value-type="float" office:value="0">
            <text:p>0</text:p>
          </table:table-cell>
          <table:table-cell table:style-name="ce118" table:formula="of:=SUM([.E35:.AH35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ienND</text:p>
          </table:table-cell>
          <table:table-cell table:style-name="ce117" table:formula="of:=[.D36]*[.$C$2]" office:value-type="float" office:value="0">
            <text:p>0</text:p>
          </table:table-cell>
          <table:table-cell table:style-name="ce118" table:formula="of:=SUM([.E36:.AH36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aoDTH</text:p>
          </table:table-cell>
          <table:table-cell table:style-name="ce117" table:formula="of:=[.D37]*[.$C$2]" office:value-type="float" office:value="200000">
            <text:p>200,000</text:p>
          </table:table-cell>
          <table:table-cell table:style-name="ce118" table:formula="of:=SUM([.E37:.AH37])" office:value-type="float" office:value="8">
            <text:p>8</text:p>
          </table:table-cell>
          <table:table-cell table:style-name="ce122" table:number-columns-repeated="11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amDT</text:p>
          </table:table-cell>
          <table:table-cell table:style-name="ce117" table:formula="of:=[.D38]*[.$C$2]" office:value-type="float" office:value="0">
            <text:p>0</text:p>
          </table:table-cell>
          <table:table-cell table:style-name="ce118" table:formula="of:=SUM([.E38:.AH38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inhT</text:p>
          </table:table-cell>
          <table:table-cell table:style-name="ce117" table:formula="of:=[.D39]*[.$C$2]" office:value-type="float" office:value="0">
            <text:p>0</text:p>
          </table:table-cell>
          <table:table-cell table:style-name="ce118" table:formula="of:=SUM([.E39:.AH39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hongDN</text:p>
          </table:table-cell>
          <table:table-cell table:style-name="ce117" table:formula="of:=[.D40]*[.$C$2]" office:value-type="float" office:value="0">
            <text:p>0</text:p>
          </table:table-cell>
          <table:table-cell table:style-name="ce118" table:formula="of:=SUM([.E40:.AH40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huyLTT</text:p>
          </table:table-cell>
          <table:table-cell table:style-name="ce117" table:formula="of:=[.D41]*[.$C$2]" office:value-type="float" office:value="0">
            <text:p>0</text:p>
          </table:table-cell>
          <table:table-cell table:style-name="ce118" table:formula="of:=SUM([.E41:.AH41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oiDB</text:p>
          </table:table-cell>
          <table:table-cell table:style-name="ce117" table:formula="of:=[.D42]*[.$C$2]" office:value-type="float" office:value="0">
            <text:p>0</text:p>
          </table:table-cell>
          <table:table-cell table:style-name="ce118" table:formula="of:=SUM([.E42:.AH42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TrungHT</text:p>
          </table:table-cell>
          <table:table-cell table:style-name="ce117" table:formula="of:=[.D43]*[.$C$2]" office:value-type="float" office:value="0">
            <text:p>0</text:p>
          </table:table-cell>
          <table:table-cell table:style-name="ce118" table:formula="of:=SUM([.E43:.AH43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TruyenLVC</text:p>
          </table:table-cell>
          <table:table-cell table:style-name="ce117" table:formula="of:=[.D44]*[.$C$2]" office:value-type="float" office:value="225000">
            <text:p>225,000</text:p>
          </table:table-cell>
          <table:table-cell table:style-name="ce118" table:formula="of:=SUM([.E44:.AH44])" office:value-type="float" office:value="9">
            <text:p>9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0">
            <office:annotation draw:style-name="gr4" draw:text-style-name="P1" svg:width="1.1413in" svg:height="0.3902in" svg:x="17.9819in" svg:y="10.1512in" draw:caption-point-x="-0.2402in" draw:caption-point-y="0.5953in">
              <dc:date>2016-09-30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ietBA</text:p>
          </table:table-cell>
          <table:table-cell table:style-name="ce117" table:formula="of:=[.D45]*[.$C$2]" office:value-type="float" office:value="250000">
            <text:p>250,000</text:p>
          </table:table-cell>
          <table:table-cell table:style-name="ce118" table:formula="of:=SUM([.E45:.AH45])" office:value-type="float" office:value="10">
            <text:p>10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VinhP</text:p>
          </table:table-cell>
          <table:table-cell table:style-name="ce117" table:formula="of:=[.D46]*[.$C$2]" office:value-type="float" office:value="200000">
            <text:p>200,000</text:p>
          </table:table-cell>
          <table:table-cell table:style-name="ce118" table:formula="of:=SUM([.E46:.AH46])" office:value-type="float" office:value="8">
            <text:p>8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0">
            <office:annotation draw:style-name="gr3" draw:text-style-name="P1" svg:width="1.1413in" svg:height="0.2634in" svg:x="17.0492in" svg:y="10.6457in" draw:caption-point-x="-0.2402in" draw:caption-point-y="0.5961in">
              <dc:date>2016-09-28T00:00:00</dc:date>
              <text:p text:style-name="P1"><text:span text:style-name="T1">Ăn chung vs cty</text:span></text:p>
            </office:annotation>
            <text:p>0</text:p>
          </table:table-cell>
          <table:table-cell table:style-name="ce122"/>
          <table:table-cell table:style-name="ce122" office:value-type="float" office:value="0">
            <office:annotation draw:style-name="gr3" draw:text-style-name="P1" svg:width="1.1413in" svg:height="0.2634in" svg:x="17.9819in" svg:y="10.6457in" draw:caption-point-x="-0.2402in" draw:caption-point-y="0.5961in">
              <dc:date>2016-09-28T00:00:00</dc:date>
              <text:p text:style-name="P1"><text:span text:style-name="T1">Ăn chung vs cty</text:span></text:p>
            </office:annotation>
            <text:p>0</text:p>
          </table:table-cell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VuNA</text:p>
          </table:table-cell>
          <table:table-cell table:style-name="ce117" table:formula="of:=[.D47]*[.$C$2]" office:value-type="float" office:value="125000">
            <text:p>125,000</text:p>
          </table:table-cell>
          <table:table-cell table:style-name="ce118" table:formula="of:=SUM([.E47:.AH47])" office:value-type="float" office:value="5">
            <text:p>5</text:p>
          </table:table-cell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table:number-columns-repeated="14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PhongTH</text:p>
          </table:table-cell>
          <table:table-cell table:style-name="ce117" table:formula="of:=[.D48]*[.$C$2]" office:value-type="float" office:value="0">
            <text:p>0</text:p>
          </table:table-cell>
          <table:table-cell table:style-name="ce118" table:formula="of:=SUM([.E48:.AH48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inhDH</text:p>
          </table:table-cell>
          <table:table-cell table:style-name="ce117" table:formula="of:=[.D49]*[.$C$2]" office:value-type="float" office:value="0">
            <text:p>0</text:p>
          </table:table-cell>
          <table:table-cell table:style-name="ce118" table:formula="of:=SUM([.E49:.AH49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hoaiVK</text:p>
          </table:table-cell>
          <table:table-cell table:style-name="ce117" table:formula="of:=[.D50]*[.$C$2]" office:value-type="float" office:value="0">
            <text:p>0</text:p>
          </table:table-cell>
          <table:table-cell table:style-name="ce118" table:formula="of:=SUM([.E50:.AH50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3" office:value-type="string">
            <text:p>VietLT</text:p>
          </table:table-cell>
          <table:table-cell table:style-name="ce117" table:formula="of:=[.D51]*[.$C$2]" office:value-type="float" office:value="0">
            <text:p>0</text:p>
          </table:table-cell>
          <table:table-cell table:style-name="ce118" table:formula="of:=SUM([.E51:.AH51])" office:value-type="float" office:value="0">
            <text:p>0</text:p>
          </table:table-cell>
          <table:table-cell table:style-name="ce122" table:number-columns-repeated="30"/>
          <table:table-cell table:style-name="ce129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1"/>
        </table:table-row>
        <table:table-row table:style-name="ro2" table:number-rows-repeated="983121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October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133" table:number-columns-repeated="8"/>
          <table:table-cell table:style-name="ce137" office:value-type="string" table:number-columns-spanned="2" table:number-rows-spanned="1">
            <text:p>Month</text:p>
          </table:table-cell>
          <table:covered-table-cell table:style-name="ce138"/>
          <table:table-cell table:style-name="ce139" table:content-validation-name="val1" office:value-type="float" office:value="10" table:number-columns-spanned="2" table:number-rows-spanned="1">
            <text:p>10</text:p>
          </table:table-cell>
          <table:covered-table-cell table:style-name="ce138"/>
          <table:table-cell table:style-name="ce137" office:value-type="string" table:number-columns-spanned="2" table:number-rows-spanned="1">
            <text:p>Year</text:p>
          </table:table-cell>
          <table:covered-table-cell table:style-name="ce138"/>
          <table:table-cell table:style-name="ce137" office:value-type="float" office:value="2016" table:number-columns-spanned="2" table:number-rows-spanned="1">
            <text:p>2016</text:p>
          </table:table-cell>
          <table:covered-table-cell table:style-name="ce140"/>
          <table:table-cell table:style-name="ce133" table:number-columns-repeated="16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134" table:formula="of:=DATE([.$S$3];[.O3];1)" office:value-type="date" office:date-value="2016-10-01">
            <text:p>01</text:p>
          </table:table-cell>
          <table:table-cell table:style-name="ce134" table:formula="of:=[.E4]+1" office:value-type="date" office:date-value="2016-10-02">
            <text:p>02</text:p>
          </table:table-cell>
          <table:table-cell table:style-name="ce134" table:formula="of:=[.F4]+1" office:value-type="date" office:date-value="2016-10-03">
            <text:p>03</text:p>
          </table:table-cell>
          <table:table-cell table:style-name="ce134" table:formula="of:=[.G4]+1" office:value-type="date" office:date-value="2016-10-04">
            <text:p>04</text:p>
          </table:table-cell>
          <table:table-cell table:style-name="ce134" table:formula="of:=[.H4]+1" office:value-type="date" office:date-value="2016-10-05">
            <text:p>05</text:p>
          </table:table-cell>
          <table:table-cell table:style-name="ce134" table:formula="of:=[.I4]+1" office:value-type="date" office:date-value="2016-10-06">
            <text:p>06</text:p>
          </table:table-cell>
          <table:table-cell table:style-name="ce134" table:formula="of:=[.J4]+1" office:value-type="date" office:date-value="2016-10-07">
            <text:p>07</text:p>
          </table:table-cell>
          <table:table-cell table:style-name="ce134" table:formula="of:=[.K4]+1" office:value-type="date" office:date-value="2016-10-08">
            <text:p>08</text:p>
          </table:table-cell>
          <table:table-cell table:style-name="ce134" table:formula="of:=[.L4]+1" office:value-type="date" office:date-value="2016-10-09">
            <text:p>09</text:p>
          </table:table-cell>
          <table:table-cell table:style-name="ce134" table:formula="of:=[.M4]+1" office:value-type="date" office:date-value="2016-10-10">
            <text:p>10</text:p>
          </table:table-cell>
          <table:table-cell table:style-name="ce134" table:formula="of:=[.N4]+1" office:value-type="date" office:date-value="2016-10-11">
            <text:p>11</text:p>
          </table:table-cell>
          <table:table-cell table:style-name="ce134" table:formula="of:=[.O4]+1" office:value-type="date" office:date-value="2016-10-12">
            <text:p>12</text:p>
          </table:table-cell>
          <table:table-cell table:style-name="ce134" table:formula="of:=[.P4]+1" office:value-type="date" office:date-value="2016-10-13">
            <text:p>13</text:p>
          </table:table-cell>
          <table:table-cell table:style-name="ce134" table:formula="of:=[.Q4]+1" office:value-type="date" office:date-value="2016-10-14">
            <text:p>14</text:p>
          </table:table-cell>
          <table:table-cell table:style-name="ce134" table:formula="of:=[.R4]+1" office:value-type="date" office:date-value="2016-10-15">
            <text:p>15</text:p>
          </table:table-cell>
          <table:table-cell table:style-name="ce134" table:formula="of:=[.S4]+1" office:value-type="date" office:date-value="2016-10-16">
            <text:p>16</text:p>
          </table:table-cell>
          <table:table-cell table:style-name="ce134" table:formula="of:=[.T4]+1" office:value-type="date" office:date-value="2016-10-17">
            <text:p>17</text:p>
          </table:table-cell>
          <table:table-cell table:style-name="ce134" table:formula="of:=[.U4]+1" office:value-type="date" office:date-value="2016-10-18">
            <text:p>18</text:p>
          </table:table-cell>
          <table:table-cell table:style-name="ce134" table:formula="of:=[.V4]+1" office:value-type="date" office:date-value="2016-10-19">
            <text:p>19</text:p>
          </table:table-cell>
          <table:table-cell table:style-name="ce134" table:formula="of:=[.W4]+1" office:value-type="date" office:date-value="2016-10-20">
            <text:p>20</text:p>
          </table:table-cell>
          <table:table-cell table:style-name="ce134" table:formula="of:=[.X4]+1" office:value-type="date" office:date-value="2016-10-21">
            <text:p>21</text:p>
          </table:table-cell>
          <table:table-cell table:style-name="ce134" table:formula="of:=[.Y4]+1" office:value-type="date" office:date-value="2016-10-22">
            <text:p>22</text:p>
          </table:table-cell>
          <table:table-cell table:style-name="ce134" table:formula="of:=[.Z4]+1" office:value-type="date" office:date-value="2016-10-23">
            <text:p>23</text:p>
          </table:table-cell>
          <table:table-cell table:style-name="ce134" table:formula="of:=[.AA4]+1" office:value-type="date" office:date-value="2016-10-24">
            <text:p>24</text:p>
          </table:table-cell>
          <table:table-cell table:style-name="ce134" table:formula="of:=[.AB4]+1" office:value-type="date" office:date-value="2016-10-25">
            <text:p>25</text:p>
          </table:table-cell>
          <table:table-cell table:style-name="ce134" table:formula="of:=[.AC4]+1" office:value-type="date" office:date-value="2016-10-26">
            <text:p>26</text:p>
          </table:table-cell>
          <table:table-cell table:style-name="ce134" table:formula="of:=[.AD4]+1" office:value-type="date" office:date-value="2016-10-27">
            <text:p>27</text:p>
          </table:table-cell>
          <table:table-cell table:style-name="ce134" table:formula="of:=[.AE4]+1" office:value-type="date" office:date-value="2016-10-28">
            <text:p>28</text:p>
          </table:table-cell>
          <table:table-cell table:style-name="ce134" table:formula="of:=[.AF4]+1" office:value-type="date" office:date-value="2016-10-29">
            <text:p>29</text:p>
          </table:table-cell>
          <table:table-cell table:style-name="ce134" table:formula="of:=[.AG4]+1" office:value-type="date" office:date-value="2016-10-30">
            <text:p>30</text:p>
          </table:table-cell>
          <table:table-cell table:style-name="ce134" table:formula="of:=[.AH4]+1" office:value-type="date" office:date-value="2016-10-31">
            <text:p>31</text:p>
          </table:table-cell>
          <table:table-cell table:style-name="ce141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4])" office:value-type="float" office:value="2200000">
            <text:p>2,200,000</text:p>
          </table:table-cell>
          <table:table-cell table:style-name="ce39"/>
          <table:table-cell table:style-name="ce135" table:formula="of:=CHOOSE(WEEKDAY([.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K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L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M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N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O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P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Q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R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S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T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U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V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W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X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Y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Z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AA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AB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5" table:formula="of:=CHOOSE(WEEKDAY([.AC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5" table:formula="of:=CHOOSE(WEEKDAY([.AD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5" table:formula="of:=CHOOSE(WEEKDAY([.A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5" table:formula="of:=CHOOSE(WEEKDAY([.A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5" table:formula="of:=CHOOSE(WEEKDAY([.A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5" table:formula="of:=CHOOSE(WEEKDAY([.A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5" table:formula="of:=CHOOSE(WEEKDAY([.AI4]);&quot;Sun&quot;;&quot;Mon&quot;;&quot;Tue&quot;;&quot;Wed&quot;;&quot;Thur&quot;;&quot;Fri&quot;;&quot;Sat&quot;)" office:value-type="string" office:string-value="Mon">
            <text:p>Mon</text:p>
          </table:table-cell>
          <table:covered-table-cell table:style-name="ce14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31" table:formula="of:=[.D6]*[.$C$2]" office:value-type="float" office:value="250000">
            <text:p>250,000</text:p>
          </table:table-cell>
          <table:table-cell table:style-name="ce132" table:formula="of:=SUM([.E6:.AI6])" office:value-type="float" office:value="10">
            <text:p>10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0">
            <office:annotation draw:style-name="gr4" draw:text-style-name="P1" svg:width="1.1413in" svg:height="0.3902in" svg:x="8.6559in" svg:y="0.735in" draw:caption-point-x="-0.2402in" draw:caption-point-y="0.5996in">
              <dc:date>2016-10-11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31" table:formula="of:=[.D7]*[.$C$2]" office:value-type="float" office:value="100000">
            <text:p>100,000</text:p>
          </table:table-cell>
          <table:table-cell table:style-name="ce132" table:formula="of:=SUM([.E7:.AI7])" office:value-type="float" office:value="4">
            <text:p>4</text:p>
          </table:table-cell>
          <table:table-cell table:style-name="ce136" table:number-columns-repeated="16"/>
          <table:table-cell table:style-name="ce136" office:value-type="float" office:value="0">
            <text:p>0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0">
            <office:annotation draw:style-name="gr3" draw:text-style-name="P1" svg:width="1.1413in" svg:height="0.2634in" svg:x="17.0492in" svg:y="0.985in" draw:caption-point-x="-0.2402in" draw:caption-point-y="0.5972in">
              <dc:date>2016-11-07T00:00:00</dc:date>
              <text:p text:style-name="P1"><text:span text:style-name="T1">Nghỉ sáng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31" table:formula="of:=[.D8]*[.$C$2]" office:value-type="float" office:value="0">
            <text:p>0</text:p>
          </table:table-cell>
          <table:table-cell table:style-name="ce132" table:formula="of:=SUM([.E8:.AI8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31" table:formula="of:=[.D9]*[.$C$2]" office:value-type="float" office:value="0">
            <text:p>0</text:p>
          </table:table-cell>
          <table:table-cell table:style-name="ce132" table:formula="of:=SUM([.E9:.AI9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31" table:formula="of:=[.D10]*[.$C$2]" office:value-type="float" office:value="0">
            <text:p>0</text:p>
          </table:table-cell>
          <table:table-cell table:style-name="ce132" table:formula="of:=SUM([.E10:.AI10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131" table:formula="of:=[.D11]*[.$C$2]" office:value-type="float" office:value="0">
            <text:p>0</text:p>
          </table:table-cell>
          <table:table-cell table:style-name="ce132" table:formula="of:=SUM([.E11:.AI11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131" table:formula="of:=[.D12]*[.$C$2]" office:value-type="float" office:value="25000">
            <text:p>25,000</text:p>
          </table:table-cell>
          <table:table-cell table:style-name="ce132" table:formula="of:=SUM([.E12:.AI12])" office:value-type="float" office:value="1">
            <text:p>1</text:p>
          </table:table-cell>
          <table:table-cell table:style-name="ce136" table:number-columns-repeated="7"/>
          <table:table-cell table:style-name="ce136" office:value-type="float" office:value="1">
            <office:annotation draw:style-name="gr2" draw:text-style-name="P1" svg:width="1.1413in" svg:height="0.5457in" svg:x="7.7232in" svg:y="2.2205in" draw:caption-point-x="-0.2402in" draw:caption-point-y="0.6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6" table:number-columns-repeated="23"/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131" table:formula="of:=[.D13]*[.$C$2]" office:value-type="float" office:value="0">
            <text:p>0</text:p>
          </table:table-cell>
          <table:table-cell table:style-name="ce132" table:formula="of:=SUM([.E13:.AI13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131" table:formula="of:=[.D14]*[.$C$2]" office:value-type="float" office:value="225000">
            <text:p>225,000</text:p>
          </table:table-cell>
          <table:table-cell table:style-name="ce132" table:formula="of:=SUM([.E14:.AI14])" office:value-type="float" office:value="9">
            <text:p>9</text:p>
          </table:table-cell>
          <table:table-cell table:style-name="ce136" table:number-columns-repeated="2"/>
          <table:table-cell table:style-name="ce136" office:value-type="float" office:value="0">
            <office:annotation draw:style-name="gr3" draw:text-style-name="P1" svg:width="1.1413in" svg:height="0.2634in" svg:x="5.3917in" svg:y="2.7146in" draw:caption-point-x="-0.2402in" draw:caption-point-y="0.6016in">
              <dc:date>2016-10-03T00:00:00</dc:date>
              <text:p text:style-name="P1"><text:span text:style-name="T1">Đi dạy buổi sáng</text:span></text:p>
            </office:annotation>
            <text:p>0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0">
            <office:annotation draw:style-name="gr4" draw:text-style-name="P1" svg:width="1.1413in" svg:height="0.3902in" svg:x="12.8528in" svg:y="2.7193in" draw:caption-point-x="-0.2402in" draw:caption-point-y="0.5969in">
              <dc:date>2016-11-07T00:00:00</dc:date>
              <text:p text:style-name="P1"><text:span text:style-name="T1">Đi dạy bên trường</text:span></text:p>
            </office:annotation>
            <text:p>0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DT</text:p>
          </table:table-cell>
          <table:table-cell table:style-name="ce131" table:formula="of:=[.D15]*[.$C$2]" office:value-type="float" office:value="0">
            <text:p>0</text:p>
          </table:table-cell>
          <table:table-cell table:style-name="ce132" table:formula="of:=SUM([.E15:.AI15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131" table:formula="of:=[.D16]*[.$C$2]" office:value-type="float" office:value="0">
            <text:p>0</text:p>
          </table:table-cell>
          <table:table-cell table:style-name="ce132" table:formula="of:=SUM([.E16:.AI16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131" table:formula="of:=[.D17]*[.$C$2]" office:value-type="float" office:value="225000">
            <text:p>225,000</text:p>
          </table:table-cell>
          <table:table-cell table:style-name="ce132" table:formula="of:=SUM([.E17:.AI17])" office:value-type="float" office:value="9">
            <text:p>9</text:p>
          </table:table-cell>
          <table:table-cell table:style-name="ce136" table:number-columns-repeated="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0">
            <office:annotation draw:style-name="gr4" draw:text-style-name="P1" svg:width="1.1413in" svg:height="0.3902in" svg:x="10.5213in" svg:y="3.4602in" draw:caption-point-x="-0.2402in" draw:caption-point-y="0.5988in">
              <dc:date>2016-10-14T00:00:00</dc:date>
              <text:p text:style-name="P1"><text:span text:style-name="T1">Nghỉ <text:s/>nguyên ngày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131" table:formula="of:=[.D18]*[.$C$2]" office:value-type="float" office:value="0">
            <text:p>0</text:p>
          </table:table-cell>
          <table:table-cell table:style-name="ce132" table:formula="of:=SUM([.E18:.AI18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oangNTM</text:p>
          </table:table-cell>
          <table:table-cell table:style-name="ce131" table:formula="of:=[.D19]*[.$C$2]" office:value-type="float" office:value="0">
            <text:p>0</text:p>
          </table:table-cell>
          <table:table-cell table:style-name="ce132" table:formula="of:=SUM([.E19:.AI19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131" table:formula="of:=[.D20]*[.$C$2]" office:value-type="float" office:value="0">
            <text:p>0</text:p>
          </table:table-cell>
          <table:table-cell table:style-name="ce132" table:formula="of:=SUM([.E20:.AI20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130" office:value-type="string">
            <text:p>HuyDH</text:p>
          </table:table-cell>
          <table:table-cell table:style-name="ce131" table:formula="of:=[.D21]*[.$C$2]" office:value-type="float" office:value="0">
            <text:p>0</text:p>
          </table:table-cell>
          <table:table-cell table:style-name="ce132" table:formula="of:=SUM([.E21:.AI21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130" office:value-type="string">
            <text:p>KhangNHH</text:p>
          </table:table-cell>
          <table:table-cell table:style-name="ce131" table:formula="of:=[.D22]*[.$C$2]" office:value-type="float" office:value="0">
            <text:p>0</text:p>
          </table:table-cell>
          <table:table-cell table:style-name="ce132" table:formula="of:=SUM([.E22:.AI22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KhanhDT</text:p>
          </table:table-cell>
          <table:table-cell table:style-name="ce131" table:formula="of:=[.D23]*[.$C$2]" office:value-type="float" office:value="50000">
            <text:p>50,000</text:p>
          </table:table-cell>
          <table:table-cell table:style-name="ce132" table:formula="of:=SUM([.E23:.AI23])" office:value-type="float" office:value="2">
            <text:p>2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0">
            <text:p>0</text:p>
          </table:table-cell>
          <table:table-cell table:style-name="ce136" table:number-columns-repeated="24"/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KhanhNN</text:p>
          </table:table-cell>
          <table:table-cell table:style-name="ce131" table:formula="of:=[.D24]*[.$C$2]" office:value-type="float" office:value="0">
            <text:p>0</text:p>
          </table:table-cell>
          <table:table-cell table:style-name="ce132" table:formula="of:=SUM([.E24:.AI24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KienPT</text:p>
          </table:table-cell>
          <table:table-cell table:style-name="ce131" table:formula="of:=[.D25]*[.$C$2]" office:value-type="float" office:value="0">
            <text:p>0</text:p>
          </table:table-cell>
          <table:table-cell table:style-name="ce132" table:formula="of:=SUM([.E25:.AI25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KietNVT</text:p>
          </table:table-cell>
          <table:table-cell table:style-name="ce131" table:formula="of:=[.D26]*[.$C$2]" office:value-type="float" office:value="0">
            <text:p>0</text:p>
          </table:table-cell>
          <table:table-cell table:style-name="ce132" table:formula="of:=SUM([.E26:.AI26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LinhBT</text:p>
          </table:table-cell>
          <table:table-cell table:style-name="ce131" table:formula="of:=[.D27]*[.$C$2]" office:value-type="float" office:value="0">
            <text:p>0</text:p>
          </table:table-cell>
          <table:table-cell table:style-name="ce132" table:formula="of:=SUM([.E27:.AI27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MaiNTT</text:p>
          </table:table-cell>
          <table:table-cell table:style-name="ce131" table:formula="of:=[.D28]*[.$C$2]" office:value-type="float" office:value="250000">
            <text:p>250,000</text:p>
          </table:table-cell>
          <table:table-cell table:style-name="ce132" table:formula="of:=SUM([.E28:.AI28])" office:value-type="float" office:value="10">
            <text:p>10</text:p>
          </table:table-cell>
          <table:table-cell table:style-name="ce136" table:number-columns-repeated="2"/>
          <table:table-cell table:style-name="ce136" office:value-type="float" office:value="0">
            <text:p>0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ManhNB</text:p>
          </table:table-cell>
          <table:table-cell table:style-name="ce131" table:formula="of:=[.D29]*[.$C$2]" office:value-type="float" office:value="0">
            <text:p>0</text:p>
          </table:table-cell>
          <table:table-cell table:style-name="ce132" table:formula="of:=SUM([.E29:.AI29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NamTH</text:p>
          </table:table-cell>
          <table:table-cell table:style-name="ce131" table:formula="of:=[.D30]*[.$C$2]" office:value-type="float" office:value="0">
            <text:p>0</text:p>
          </table:table-cell>
          <table:table-cell table:style-name="ce132" table:formula="of:=SUM([.E30:.AI30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NamTV</text:p>
          </table:table-cell>
          <table:table-cell table:style-name="ce131" table:formula="of:=[.D31]*[.$C$2]" office:value-type="float" office:value="0">
            <text:p>0</text:p>
          </table:table-cell>
          <table:table-cell table:style-name="ce132" table:formula="of:=SUM([.E31:.AI31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130" office:value-type="string">
            <text:p>NgaTN</text:p>
          </table:table-cell>
          <table:table-cell table:style-name="ce131" table:formula="of:=[.D32]*[.$C$2]" office:value-type="float" office:value="0">
            <text:p>0</text:p>
          </table:table-cell>
          <table:table-cell table:style-name="ce132" table:formula="of:=SUM([.E32:.AI32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NganTLT</text:p>
          </table:table-cell>
          <table:table-cell table:style-name="ce131" table:formula="of:=[.D33]*[.$C$2]" office:value-type="float" office:value="0">
            <text:p>0</text:p>
          </table:table-cell>
          <table:table-cell table:style-name="ce132" table:formula="of:=SUM([.E33:.AI33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NhanHTH</text:p>
          </table:table-cell>
          <table:table-cell table:style-name="ce131" table:formula="of:=[.D34]*[.$C$2]" office:value-type="float" office:value="25000">
            <text:p>25,000</text:p>
          </table:table-cell>
          <table:table-cell table:style-name="ce132" table:formula="of:=SUM([.E34:.AI34])" office:value-type="float" office:value="1">
            <text:p>1</text:p>
          </table:table-cell>
          <table:table-cell table:style-name="ce136" table:number-columns-repeated="7"/>
          <table:table-cell table:style-name="ce136" office:value-type="float" office:value="1">
            <office:annotation draw:style-name="gr2" draw:text-style-name="P1" svg:width="1.1413in" svg:height="0.5457in" svg:x="7.7232in" svg:y="7.6697in" draw:caption-point-x="-0.2402in" draw:caption-point-y="0.6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6" table:number-columns-repeated="23"/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NhanNM</text:p>
          </table:table-cell>
          <table:table-cell table:style-name="ce131" table:formula="of:=[.D35]*[.$C$2]" office:value-type="float" office:value="0">
            <text:p>0</text:p>
          </table:table-cell>
          <table:table-cell table:style-name="ce132" table:formula="of:=SUM([.E35:.AI35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NhungHTH</text:p>
          </table:table-cell>
          <table:table-cell table:style-name="ce131" table:formula="of:=[.D36]*[.$C$2]" office:value-type="float" office:value="0">
            <text:p>0</text:p>
          </table:table-cell>
          <table:table-cell table:style-name="ce132" table:formula="of:=SUM([.E36:.AI36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NhuPHQ</text:p>
          </table:table-cell>
          <table:table-cell table:style-name="ce131" table:formula="of:=[.D37]*[.$C$2]" office:value-type="float" office:value="0">
            <text:p>0</text:p>
          </table:table-cell>
          <table:table-cell table:style-name="ce132" table:formula="of:=SUM([.E37:.AI37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PhuongTH</text:p>
          </table:table-cell>
          <table:table-cell table:style-name="ce131" table:formula="of:=[.D38]*[.$C$2]" office:value-type="float" office:value="0">
            <text:p>0</text:p>
          </table:table-cell>
          <table:table-cell table:style-name="ce132" table:formula="of:=SUM([.E38:.AI38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SonPX</text:p>
          </table:table-cell>
          <table:table-cell table:style-name="ce131" table:formula="of:=[.D39]*[.$C$2]" office:value-type="float" office:value="0">
            <text:p>0</text:p>
          </table:table-cell>
          <table:table-cell table:style-name="ce132" table:formula="of:=SUM([.E39:.AI39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ienND</text:p>
          </table:table-cell>
          <table:table-cell table:style-name="ce131" table:formula="of:=[.D40]*[.$C$2]" office:value-type="float" office:value="0">
            <text:p>0</text:p>
          </table:table-cell>
          <table:table-cell table:style-name="ce132" table:formula="of:=SUM([.E40:.AI40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haoDTH</text:p>
          </table:table-cell>
          <table:table-cell table:style-name="ce131" table:formula="of:=[.D41]*[.$C$2]" office:value-type="float" office:value="200000">
            <text:p>200,000</text:p>
          </table:table-cell>
          <table:table-cell table:style-name="ce132" table:formula="of:=SUM([.E41:.AI41])" office:value-type="float" office:value="8">
            <text:p>8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0">
            <text:p>0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0">
            <office:annotation draw:style-name="gr3" draw:text-style-name="P1" svg:width="1.1413in" svg:height="0.2634in" svg:x="16.1169in" svg:y="9.4059in" draw:caption-point-x="-0.2402in" draw:caption-point-y="0.5976in">
              <dc:date>2016-10-28T00:00:00</dc:date>
              <text:p text:style-name="P1"><text:span text:style-name="T1">Nghỉ chiều</text:span></text:p>
            </office:annotation>
            <text:p>0</text:p>
          </table:table-cell>
          <table:table-cell table:style-name="ce136"/>
          <table:table-cell table:style-name="ce136" office:value-type="float" office:value="0">
            <office:annotation draw:style-name="gr3" draw:text-style-name="P1" svg:width="1.1413in" svg:height="0.2634in" svg:x="17.0492in" svg:y="9.4059in" draw:caption-point-x="-0.2402in" draw:caption-point-y="0.5976in">
              <dc:date>2016-10-28T00:00:00</dc:date>
              <text:p text:style-name="P1"><text:span text:style-name="T1">Nghỉ chiều</text:span></text:p>
            </office:annotation>
            <text:p>0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hamDT</text:p>
          </table:table-cell>
          <table:table-cell table:style-name="ce131" table:formula="of:=[.D42]*[.$C$2]" office:value-type="float" office:value="0">
            <text:p>0</text:p>
          </table:table-cell>
          <table:table-cell table:style-name="ce132" table:formula="of:=SUM([.E42:.AI42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ThinhT</text:p>
          </table:table-cell>
          <table:table-cell table:style-name="ce131" table:formula="of:=[.D43]*[.$C$2]" office:value-type="float" office:value="0">
            <text:p>0</text:p>
          </table:table-cell>
          <table:table-cell table:style-name="ce132" table:formula="of:=SUM([.E43:.AI43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ThuyLTT</text:p>
          </table:table-cell>
          <table:table-cell table:style-name="ce131" table:formula="of:=[.D44]*[.$C$2]" office:value-type="float" office:value="0">
            <text:p>0</text:p>
          </table:table-cell>
          <table:table-cell table:style-name="ce132" table:formula="of:=SUM([.E44:.AI44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TrungHT</text:p>
          </table:table-cell>
          <table:table-cell table:style-name="ce131" table:formula="of:=[.D45]*[.$C$2]" office:value-type="float" office:value="0">
            <text:p>0</text:p>
          </table:table-cell>
          <table:table-cell table:style-name="ce132" table:formula="of:=SUM([.E45:.AI45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TruyenLVC</text:p>
          </table:table-cell>
          <table:table-cell table:style-name="ce131" table:formula="of:=[.D46]*[.$C$2]" office:value-type="float" office:value="275000">
            <text:p>275,000</text:p>
          </table:table-cell>
          <table:table-cell table:style-name="ce132" table:formula="of:=SUM([.E46:.AI46])" office:value-type="float" office:value="11">
            <text:p>1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VietBA</text:p>
          </table:table-cell>
          <table:table-cell table:style-name="ce131" table:formula="of:=[.D47]*[.$C$2]" office:value-type="float" office:value="275000">
            <text:p>275,000</text:p>
          </table:table-cell>
          <table:table-cell table:style-name="ce132" table:formula="of:=SUM([.E47:.AI47])" office:value-type="float" office:value="11">
            <text:p>1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VinhP</text:p>
          </table:table-cell>
          <table:table-cell table:style-name="ce131" table:formula="of:=[.D48]*[.$C$2]" office:value-type="float" office:value="300000">
            <text:p>300,000</text:p>
          </table:table-cell>
          <table:table-cell table:style-name="ce132" table:formula="of:=SUM([.E48:.AI48])" office:value-type="float" office:value="12">
            <text:p>12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office:value-type="float" office:value="1">
            <office:annotation draw:style-name="gr2" draw:text-style-name="P1" svg:width="1.1413in" svg:height="0.5457in" svg:x="7.7232in" svg:y="11.1374in" draw:caption-point-x="-0.2402in" draw:caption-point-y="0.6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table:number-columns-repeated="2"/>
          <table:table-cell table:style-name="ce136" office:value-type="float" office:value="1">
            <text:p>1</text:p>
          </table:table-cell>
          <table:table-cell table:style-name="ce143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PhongTH</text:p>
          </table:table-cell>
          <table:table-cell table:style-name="ce131" table:formula="of:=[.D49]*[.$C$2]" office:value-type="float" office:value="0">
            <text:p>0</text:p>
          </table:table-cell>
          <table:table-cell table:style-name="ce132" table:formula="of:=SUM([.E49:.AI49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hinhDH</text:p>
          </table:table-cell>
          <table:table-cell table:style-name="ce131" table:formula="of:=[.D50]*[.$C$2]" office:value-type="float" office:value="0">
            <text:p>0</text:p>
          </table:table-cell>
          <table:table-cell table:style-name="ce132" table:formula="of:=SUM([.E50:.AI50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3" office:value-type="string">
            <text:p>ThoaiVK</text:p>
          </table:table-cell>
          <table:table-cell table:style-name="ce131" table:formula="of:=[.D51]*[.$C$2]" office:value-type="float" office:value="0">
            <text:p>0</text:p>
          </table:table-cell>
          <table:table-cell table:style-name="ce132" table:formula="of:=SUM([.E51:.AI51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6">
          <table:table-cell table:style-name="ce40" office:value-type="float" office:value="47">
            <text:p>47</text:p>
          </table:table-cell>
          <table:table-cell table:style-name="ce43" office:value-type="string">
            <text:p>VietLT</text:p>
          </table:table-cell>
          <table:table-cell table:style-name="ce131" table:formula="of:=[.D52]*[.$C$2]" office:value-type="float" office:value="0">
            <text:p>0</text:p>
          </table:table-cell>
          <table:table-cell table:style-name="ce132" table:formula="of:=SUM([.E52:.AI52])" office:value-type="float" office:value="0">
            <text:p>0</text:p>
          </table:table-cell>
          <table:table-cell table:style-name="ce136" table:number-columns-repeated="31"/>
          <table:table-cell table:style-name="ce143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2"/>
        </table:table-row>
        <table:table-row table:style-name="ro2" table:number-rows-repeated="983120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November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10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146" table:number-columns-repeated="8"/>
          <table:table-cell table:style-name="ce150" office:value-type="string" table:number-columns-spanned="2" table:number-rows-spanned="1">
            <text:p>Month</text:p>
          </table:table-cell>
          <table:covered-table-cell table:style-name="ce151"/>
          <table:table-cell table:style-name="ce152" table:content-validation-name="val1" office:value-type="float" office:value="11" table:number-columns-spanned="2" table:number-rows-spanned="1">
            <text:p>11</text:p>
          </table:table-cell>
          <table:covered-table-cell table:style-name="ce151"/>
          <table:table-cell table:style-name="ce150" office:value-type="string" table:number-columns-spanned="2" table:number-rows-spanned="1">
            <text:p>Year</text:p>
          </table:table-cell>
          <table:covered-table-cell table:style-name="ce151"/>
          <table:table-cell table:style-name="ce150" office:value-type="float" office:value="2016" table:number-columns-spanned="2" table:number-rows-spanned="1">
            <text:p>2016</text:p>
          </table:table-cell>
          <table:covered-table-cell table:style-name="ce153"/>
          <table:table-cell table:style-name="ce146" table:number-columns-repeated="16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147" table:formula="of:=DATE([.$S$3];[.O3];1)" office:value-type="date" office:date-value="2016-11-01">
            <text:p>01</text:p>
          </table:table-cell>
          <table:table-cell table:style-name="ce147" table:formula="of:=[.E4]+1" office:value-type="date" office:date-value="2016-11-02">
            <text:p>02</text:p>
          </table:table-cell>
          <table:table-cell table:style-name="ce147" table:formula="of:=[.F4]+1" office:value-type="date" office:date-value="2016-11-03">
            <text:p>03</text:p>
          </table:table-cell>
          <table:table-cell table:style-name="ce147" table:formula="of:=[.G4]+1" office:value-type="date" office:date-value="2016-11-04">
            <text:p>04</text:p>
          </table:table-cell>
          <table:table-cell table:style-name="ce147" table:formula="of:=[.H4]+1" office:value-type="date" office:date-value="2016-11-05">
            <text:p>05</text:p>
          </table:table-cell>
          <table:table-cell table:style-name="ce147" table:formula="of:=[.I4]+1" office:value-type="date" office:date-value="2016-11-06">
            <text:p>06</text:p>
          </table:table-cell>
          <table:table-cell table:style-name="ce147" table:formula="of:=[.J4]+1" office:value-type="date" office:date-value="2016-11-07">
            <text:p>07</text:p>
          </table:table-cell>
          <table:table-cell table:style-name="ce147" table:formula="of:=[.K4]+1" office:value-type="date" office:date-value="2016-11-08">
            <text:p>08</text:p>
          </table:table-cell>
          <table:table-cell table:style-name="ce147" table:formula="of:=[.L4]+1" office:value-type="date" office:date-value="2016-11-09">
            <text:p>09</text:p>
          </table:table-cell>
          <table:table-cell table:style-name="ce147" table:formula="of:=[.M4]+1" office:value-type="date" office:date-value="2016-11-10">
            <text:p>10</text:p>
          </table:table-cell>
          <table:table-cell table:style-name="ce147" table:formula="of:=[.N4]+1" office:value-type="date" office:date-value="2016-11-11">
            <text:p>11</text:p>
          </table:table-cell>
          <table:table-cell table:style-name="ce147" table:formula="of:=[.O4]+1" office:value-type="date" office:date-value="2016-11-12">
            <text:p>12</text:p>
          </table:table-cell>
          <table:table-cell table:style-name="ce147" table:formula="of:=[.P4]+1" office:value-type="date" office:date-value="2016-11-13">
            <text:p>13</text:p>
          </table:table-cell>
          <table:table-cell table:style-name="ce147" table:formula="of:=[.Q4]+1" office:value-type="date" office:date-value="2016-11-14">
            <text:p>14</text:p>
          </table:table-cell>
          <table:table-cell table:style-name="ce147" table:formula="of:=[.R4]+1" office:value-type="date" office:date-value="2016-11-15">
            <text:p>15</text:p>
          </table:table-cell>
          <table:table-cell table:style-name="ce147" table:formula="of:=[.S4]+1" office:value-type="date" office:date-value="2016-11-16">
            <text:p>16</text:p>
          </table:table-cell>
          <table:table-cell table:style-name="ce147" table:formula="of:=[.T4]+1" office:value-type="date" office:date-value="2016-11-17">
            <text:p>17</text:p>
          </table:table-cell>
          <table:table-cell table:style-name="ce147" table:formula="of:=[.U4]+1" office:value-type="date" office:date-value="2016-11-18">
            <text:p>18</text:p>
          </table:table-cell>
          <table:table-cell table:style-name="ce147" table:formula="of:=[.V4]+1" office:value-type="date" office:date-value="2016-11-19">
            <text:p>19</text:p>
          </table:table-cell>
          <table:table-cell table:style-name="ce147" table:formula="of:=[.W4]+1" office:value-type="date" office:date-value="2016-11-20">
            <text:p>20</text:p>
          </table:table-cell>
          <table:table-cell table:style-name="ce147" table:formula="of:=[.X4]+1" office:value-type="date" office:date-value="2016-11-21">
            <text:p>21</text:p>
          </table:table-cell>
          <table:table-cell table:style-name="ce147" table:formula="of:=[.Y4]+1" office:value-type="date" office:date-value="2016-11-22">
            <text:p>22</text:p>
          </table:table-cell>
          <table:table-cell table:style-name="ce147" table:formula="of:=[.Z4]+1" office:value-type="date" office:date-value="2016-11-23">
            <text:p>23</text:p>
          </table:table-cell>
          <table:table-cell table:style-name="ce147" table:formula="of:=[.AA4]+1" office:value-type="date" office:date-value="2016-11-24">
            <text:p>24</text:p>
          </table:table-cell>
          <table:table-cell table:style-name="ce147" table:formula="of:=[.AB4]+1" office:value-type="date" office:date-value="2016-11-25">
            <text:p>25</text:p>
          </table:table-cell>
          <table:table-cell table:style-name="ce147" table:formula="of:=[.AC4]+1" office:value-type="date" office:date-value="2016-11-26">
            <text:p>26</text:p>
          </table:table-cell>
          <table:table-cell table:style-name="ce147" table:formula="of:=[.AD4]+1" office:value-type="date" office:date-value="2016-11-27">
            <text:p>27</text:p>
          </table:table-cell>
          <table:table-cell table:style-name="ce147" table:formula="of:=[.AE4]+1" office:value-type="date" office:date-value="2016-11-28">
            <text:p>28</text:p>
          </table:table-cell>
          <table:table-cell table:style-name="ce147" table:formula="of:=[.AF4]+1" office:value-type="date" office:date-value="2016-11-29">
            <text:p>29</text:p>
          </table:table-cell>
          <table:table-cell table:style-name="ce147" table:formula="of:=[.AG4]+1" office:value-type="date" office:date-value="2016-11-30">
            <text:p>30</text:p>
          </table:table-cell>
          <table:table-cell table:style-name="ce147" table:formula="of:=[.AH4]+1" office:value-type="date" office:date-value="2016-12-01">
            <text:p>01</text:p>
          </table:table-cell>
          <table:table-cell table:style-name="ce154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9])" office:value-type="float" office:value="3000000">
            <text:p>3,000,000</text:p>
          </table:table-cell>
          <table:table-cell table:style-name="ce39"/>
          <table:table-cell table:style-name="ce148" table:formula="of:=CHOOSE(WEEKDAY([.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K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L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M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N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O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P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Q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R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S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T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U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V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W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X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Y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Z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A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B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8" table:formula="of:=CHOOSE(WEEKDAY([.AC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8" table:formula="of:=CHOOSE(WEEKDAY([.AD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8" table:formula="of:=CHOOSE(WEEKDAY([.A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8" table:formula="of:=CHOOSE(WEEKDAY([.A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8" table:formula="of:=CHOOSE(WEEKDAY([.A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8" table:formula="of:=CHOOSE(WEEKDAY([.A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8" table:formula="of:=CHOOSE(WEEKDAY([.AI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155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44" table:formula="of:=[.D6]*[.$C$2]" office:value-type="float" office:value="250000">
            <text:p>250,000</text:p>
          </table:table-cell>
          <table:table-cell table:style-name="ce145" table:formula="of:=SUM([.E6:.AI6])" office:value-type="float" office:value="10">
            <text:p>10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44" table:formula="of:=[.D7]*[.$C$2]" office:value-type="float" office:value="250000">
            <text:p>250,000</text:p>
          </table:table-cell>
          <table:table-cell table:style-name="ce145" table:formula="of:=SUM([.E7:.AI7])" office:value-type="float" office:value="10">
            <text:p>10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44" table:formula="of:=[.D8]*[.$C$2]" office:value-type="float" office:value="0">
            <text:p>0</text:p>
          </table:table-cell>
          <table:table-cell table:style-name="ce145" table:formula="of:=SUM([.E8:.AI8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144" table:formula="of:=[.D9]*[.$C$2]" office:value-type="float" office:value="0">
            <text:p>0</text:p>
          </table:table-cell>
          <table:table-cell table:style-name="ce145" table:formula="of:=SUM([.E9:.AI9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144" table:formula="of:=[.D10]*[.$C$2]" office:value-type="float" office:value="0">
            <text:p>0</text:p>
          </table:table-cell>
          <table:table-cell table:style-name="ce145" table:formula="of:=SUM([.E10:.AI10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144" table:formula="of:=[.D11]*[.$C$2]" office:value-type="float" office:value="0">
            <text:p>0</text:p>
          </table:table-cell>
          <table:table-cell table:style-name="ce145" table:formula="of:=SUM([.E11:.AI11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144" table:formula="of:=[.D12]*[.$C$2]" office:value-type="float" office:value="0">
            <text:p>0</text:p>
          </table:table-cell>
          <table:table-cell table:style-name="ce145" table:formula="of:=SUM([.E12:.AI12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144" table:formula="of:=[.D13]*[.$C$2]" office:value-type="float" office:value="0">
            <text:p>0</text:p>
          </table:table-cell>
          <table:table-cell table:style-name="ce145" table:formula="of:=SUM([.E13:.AI13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144" table:formula="of:=[.D14]*[.$C$2]" office:value-type="float" office:value="325000">
            <text:p>325,000</text:p>
          </table:table-cell>
          <table:table-cell table:style-name="ce145" table:formula="of:=SUM([.E14:.AI14])" office:value-type="float" office:value="13">
            <text:p>13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56" table:content-validation-name="val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DT</text:p>
          </table:table-cell>
          <table:table-cell table:style-name="ce144" table:formula="of:=[.D15]*[.$C$2]" office:value-type="float" office:value="0">
            <text:p>0</text:p>
          </table:table-cell>
          <table:table-cell table:style-name="ce145" table:formula="of:=SUM([.E15:.AI15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144" table:formula="of:=[.D16]*[.$C$2]" office:value-type="float" office:value="0">
            <text:p>0</text:p>
          </table:table-cell>
          <table:table-cell table:style-name="ce145" table:formula="of:=SUM([.E16:.AI16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144" table:formula="of:=[.D17]*[.$C$2]" office:value-type="float" office:value="200000">
            <text:p>200,000</text:p>
          </table:table-cell>
          <table:table-cell table:style-name="ce145" table:formula="of:=SUM([.E17:.AI17])" office:value-type="float" office:value="8">
            <text:p>8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0">
            <text:p>0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144" table:formula="of:=[.D18]*[.$C$2]" office:value-type="float" office:value="0">
            <text:p>0</text:p>
          </table:table-cell>
          <table:table-cell table:style-name="ce145" table:formula="of:=SUM([.E18:.AI18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11">
          <table:table-cell table:style-name="ce40" office:value-type="float" office:value="14">
            <text:p>14</text:p>
          </table:table-cell>
          <table:table-cell table:style-name="ce43" office:value-type="string">
            <text:p>HoangNTM</text:p>
          </table:table-cell>
          <table:table-cell table:style-name="ce144" table:formula="of:=[.D19]*[.$C$2]" office:value-type="float" office:value="125000">
            <text:p>125,000</text:p>
          </table:table-cell>
          <table:table-cell table:style-name="ce145" table:formula="of:=SUM([.E19:.AI19])" office:value-type="float" office:value="5">
            <text:p>5</text:p>
          </table:table-cell>
          <table:table-cell table:style-name="ce149" table:number-columns-repeated="20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56" table:content-validation-name="val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LV</text:p>
          </table:table-cell>
          <table:table-cell table:style-name="ce144" table:formula="of:=[.D20]*[.$C$2]" office:value-type="float" office:value="0">
            <text:p>0</text:p>
          </table:table-cell>
          <table:table-cell table:style-name="ce145" table:formula="of:=SUM([.E20:.AI20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HungPN</text:p>
          </table:table-cell>
          <table:table-cell table:style-name="ce144" table:formula="of:=[.D21]*[.$C$2]" office:value-type="float" office:value="0">
            <text:p>0</text:p>
          </table:table-cell>
          <table:table-cell table:style-name="ce145" table:formula="of:=SUM([.E21:.AI21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130" office:value-type="string">
            <text:p>HuyDH</text:p>
          </table:table-cell>
          <table:table-cell table:style-name="ce144" table:formula="of:=[.D22]*[.$C$2]" office:value-type="float" office:value="0">
            <text:p>0</text:p>
          </table:table-cell>
          <table:table-cell table:style-name="ce145" table:formula="of:=SUM([.E22:.AI22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130" office:value-type="string">
            <text:p>KhaiLV</text:p>
          </table:table-cell>
          <table:table-cell table:style-name="ce144" table:formula="of:=[.D23]*[.$C$2]" office:value-type="float" office:value="0">
            <text:p>0</text:p>
          </table:table-cell>
          <table:table-cell table:style-name="ce145" table:formula="of:=SUM([.E23:.AI23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130" office:value-type="string">
            <text:p>KhangNHH</text:p>
          </table:table-cell>
          <table:table-cell table:style-name="ce144" table:formula="of:=[.D24]*[.$C$2]" office:value-type="float" office:value="0">
            <text:p>0</text:p>
          </table:table-cell>
          <table:table-cell table:style-name="ce145" table:formula="of:=SUM([.E24:.AI24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KhanhNN</text:p>
          </table:table-cell>
          <table:table-cell table:style-name="ce144" table:formula="of:=[.D25]*[.$C$2]" office:value-type="float" office:value="0">
            <text:p>0</text:p>
          </table:table-cell>
          <table:table-cell table:style-name="ce145" table:formula="of:=SUM([.E25:.AI25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KienPT</text:p>
          </table:table-cell>
          <table:table-cell table:style-name="ce144" table:formula="of:=[.D26]*[.$C$2]" office:value-type="float" office:value="0">
            <text:p>0</text:p>
          </table:table-cell>
          <table:table-cell table:style-name="ce145" table:formula="of:=SUM([.E26:.AI26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KietNVT</text:p>
          </table:table-cell>
          <table:table-cell table:style-name="ce144" table:formula="of:=[.D27]*[.$C$2]" office:value-type="float" office:value="0">
            <text:p>0</text:p>
          </table:table-cell>
          <table:table-cell table:style-name="ce145" table:formula="of:=SUM([.E27:.AI27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LinhBT</text:p>
          </table:table-cell>
          <table:table-cell table:style-name="ce144" table:formula="of:=[.D28]*[.$C$2]" office:value-type="float" office:value="0">
            <text:p>0</text:p>
          </table:table-cell>
          <table:table-cell table:style-name="ce145" table:formula="of:=SUM([.E28:.AI28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MaiLT</text:p>
          </table:table-cell>
          <table:table-cell table:style-name="ce144" table:formula="of:=[.D29]*[.$C$2]" office:value-type="float" office:value="175000">
            <text:p>175,000</text:p>
          </table:table-cell>
          <table:table-cell table:style-name="ce145" table:formula="of:=SUM([.E29:.AI29])" office:value-type="float" office:value="7">
            <text:p>7</text:p>
          </table:table-cell>
          <table:table-cell table:style-name="ce149" table:number-columns-repeated="13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MaiNTT</text:p>
          </table:table-cell>
          <table:table-cell table:style-name="ce144" table:formula="of:=[.D30]*[.$C$2]" office:value-type="float" office:value="250000">
            <text:p>250,000</text:p>
          </table:table-cell>
          <table:table-cell table:style-name="ce145" table:formula="of:=SUM([.E30:.AI30])" office:value-type="float" office:value="10">
            <text:p>10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ManhNB</text:p>
          </table:table-cell>
          <table:table-cell table:style-name="ce144" table:formula="of:=[.D31]*[.$C$2]" office:value-type="float" office:value="0">
            <text:p>0</text:p>
          </table:table-cell>
          <table:table-cell table:style-name="ce145" table:formula="of:=SUM([.E31:.AI31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NamNH</text:p>
          </table:table-cell>
          <table:table-cell table:style-name="ce144" table:formula="of:=[.D32]*[.$C$2]" office:value-type="float" office:value="0">
            <text:p>0</text:p>
          </table:table-cell>
          <table:table-cell table:style-name="ce145" table:formula="of:=SUM([.E32:.AI32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NamTH</text:p>
          </table:table-cell>
          <table:table-cell table:style-name="ce144" table:formula="of:=[.D33]*[.$C$2]" office:value-type="float" office:value="0">
            <text:p>0</text:p>
          </table:table-cell>
          <table:table-cell table:style-name="ce145" table:formula="of:=SUM([.E33:.AI33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NamTV</text:p>
          </table:table-cell>
          <table:table-cell table:style-name="ce144" table:formula="of:=[.D34]*[.$C$2]" office:value-type="float" office:value="0">
            <text:p>0</text:p>
          </table:table-cell>
          <table:table-cell table:style-name="ce145" table:formula="of:=SUM([.E34:.AI34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130" office:value-type="string">
            <text:p>NgaTN</text:p>
          </table:table-cell>
          <table:table-cell table:style-name="ce144" table:formula="of:=[.D35]*[.$C$2]" office:value-type="float" office:value="275000">
            <text:p>275,000</text:p>
          </table:table-cell>
          <table:table-cell table:style-name="ce145" table:formula="of:=SUM([.E35:.AI35])" office:value-type="float" office:value="11">
            <text:p>11</text:p>
          </table:table-cell>
          <table:table-cell table:style-name="ce149" table:number-columns-repeated="6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56" table:content-validation-name="val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NganTLT</text:p>
          </table:table-cell>
          <table:table-cell table:style-name="ce144" table:formula="of:=[.D36]*[.$C$2]" office:value-type="float" office:value="0">
            <text:p>0</text:p>
          </table:table-cell>
          <table:table-cell table:style-name="ce145" table:formula="of:=SUM([.E36:.AI36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NghiaST</text:p>
          </table:table-cell>
          <table:table-cell table:style-name="ce144" table:formula="of:=[.D37]*[.$C$2]" office:value-type="float" office:value="0">
            <text:p>0</text:p>
          </table:table-cell>
          <table:table-cell table:style-name="ce145" table:formula="of:=SUM([.E37:.AI37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NhanHTH</text:p>
          </table:table-cell>
          <table:table-cell table:style-name="ce144" table:formula="of:=[.D38]*[.$C$2]" office:value-type="float" office:value="0">
            <text:p>0</text:p>
          </table:table-cell>
          <table:table-cell table:style-name="ce145" table:formula="of:=SUM([.E38:.AI38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NhanNM</text:p>
          </table:table-cell>
          <table:table-cell table:style-name="ce144" table:formula="of:=[.D39]*[.$C$2]" office:value-type="float" office:value="0">
            <text:p>0</text:p>
          </table:table-cell>
          <table:table-cell table:style-name="ce145" table:formula="of:=SUM([.E39:.AI39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NhungHTH</text:p>
          </table:table-cell>
          <table:table-cell table:style-name="ce144" table:formula="of:=[.D40]*[.$C$2]" office:value-type="float" office:value="0">
            <text:p>0</text:p>
          </table:table-cell>
          <table:table-cell table:style-name="ce145" table:formula="of:=SUM([.E40:.AI40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NhuPHQ</text:p>
          </table:table-cell>
          <table:table-cell table:style-name="ce144" table:formula="of:=[.D41]*[.$C$2]" office:value-type="float" office:value="0">
            <text:p>0</text:p>
          </table:table-cell>
          <table:table-cell table:style-name="ce145" table:formula="of:=SUM([.E41:.AI41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PhuongTH</text:p>
          </table:table-cell>
          <table:table-cell table:style-name="ce144" table:formula="of:=[.D42]*[.$C$2]" office:value-type="float" office:value="0">
            <text:p>0</text:p>
          </table:table-cell>
          <table:table-cell table:style-name="ce145" table:formula="of:=SUM([.E42:.AI42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SonPX</text:p>
          </table:table-cell>
          <table:table-cell table:style-name="ce144" table:formula="of:=[.D43]*[.$C$2]" office:value-type="float" office:value="0">
            <text:p>0</text:p>
          </table:table-cell>
          <table:table-cell table:style-name="ce145" table:formula="of:=SUM([.E43:.AI43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TienND</text:p>
          </table:table-cell>
          <table:table-cell table:style-name="ce144" table:formula="of:=[.D44]*[.$C$2]" office:value-type="float" office:value="0">
            <text:p>0</text:p>
          </table:table-cell>
          <table:table-cell table:style-name="ce145" table:formula="of:=SUM([.E44:.AI44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11">
          <table:table-cell table:style-name="ce40" office:value-type="float" office:value="40">
            <text:p>40</text:p>
          </table:table-cell>
          <table:table-cell table:style-name="ce130" office:value-type="string">
            <text:p>ThanhN</text:p>
          </table:table-cell>
          <table:table-cell table:style-name="ce144" table:formula="of:=[.D45]*[.$C$2]" office:value-type="float" office:value="75000">
            <text:p>75,000</text:p>
          </table:table-cell>
          <table:table-cell table:style-name="ce145" table:formula="of:=SUM([.E45:.AI45])" office:value-type="float" office:value="3">
            <text:p>3</text:p>
          </table:table-cell>
          <table:table-cell table:style-name="ce149" table:number-columns-repeated="20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6"/>
          <table:table-cell table:style-name="ce156" table:content-validation-name="val2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ThaoDTH</text:p>
          </table:table-cell>
          <table:table-cell table:style-name="ce144" table:formula="of:=[.D46]*[.$C$2]" office:value-type="float" office:value="225000">
            <text:p>225,000</text:p>
          </table:table-cell>
          <table:table-cell table:style-name="ce145" table:formula="of:=SUM([.E46:.AI46])" office:value-type="float" office:value="9">
            <text:p>9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0">
            <text:p>0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0">
            <office:annotation draw:style-name="gr3" draw:text-style-name="P1" svg:width="1.1413in" svg:height="0.2634in" svg:x="11.4535in" svg:y="10.6591in" draw:caption-point-x="-0.2402in" draw:caption-point-y="0.5949in">
              <dc:date>2016-11-16T00:00:00</dc:date>
              <text:p text:style-name="P1"><text:span text:style-name="T1">Nghỉ sáng</text:span></text:p>
            </office:annotation>
            <text:p>0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ThamDT</text:p>
          </table:table-cell>
          <table:table-cell table:style-name="ce144" table:formula="of:=[.D47]*[.$C$2]" office:value-type="float" office:value="150000">
            <text:p>150,000</text:p>
          </table:table-cell>
          <table:table-cell table:style-name="ce145" table:formula="of:=SUM([.E47:.AI47])" office:value-type="float" office:value="6">
            <text:p>6</text:p>
          </table:table-cell>
          <table:table-cell table:style-name="ce149" table:number-columns-repeated="13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inhT</text:p>
          </table:table-cell>
          <table:table-cell table:style-name="ce144" table:formula="of:=[.D48]*[.$C$2]" office:value-type="float" office:value="0">
            <text:p>0</text:p>
          </table:table-cell>
          <table:table-cell table:style-name="ce145" table:formula="of:=SUM([.E48:.AI48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uyLTT</text:p>
          </table:table-cell>
          <table:table-cell table:style-name="ce144" table:formula="of:=[.D49]*[.$C$2]" office:value-type="float" office:value="0">
            <text:p>0</text:p>
          </table:table-cell>
          <table:table-cell table:style-name="ce145" table:formula="of:=SUM([.E49:.AI49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rungHT</text:p>
          </table:table-cell>
          <table:table-cell table:style-name="ce144" table:formula="of:=[.D50]*[.$C$2]" office:value-type="float" office:value="0">
            <text:p>0</text:p>
          </table:table-cell>
          <table:table-cell table:style-name="ce145" table:formula="of:=SUM([.E50:.AI50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3" office:value-type="string">
            <text:p>TruyenLVC</text:p>
          </table:table-cell>
          <table:table-cell table:style-name="ce144" table:formula="of:=[.D51]*[.$C$2]" office:value-type="float" office:value="250000">
            <text:p>250,000</text:p>
          </table:table-cell>
          <table:table-cell table:style-name="ce145" table:formula="of:=SUM([.E51:.AI51])" office:value-type="float" office:value="10">
            <text:p>10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47">
            <text:p>47</text:p>
          </table:table-cell>
          <table:table-cell table:style-name="ce43" office:value-type="string">
            <text:p>VietBA</text:p>
          </table:table-cell>
          <table:table-cell table:style-name="ce144" table:formula="of:=[.D52]*[.$C$2]" office:value-type="float" office:value="250000">
            <text:p>250,000</text:p>
          </table:table-cell>
          <table:table-cell table:style-name="ce145" table:formula="of:=SUM([.E52:.AI52])" office:value-type="float" office:value="10">
            <text:p>10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48">
            <text:p>48</text:p>
          </table:table-cell>
          <table:table-cell table:style-name="ce43" office:value-type="string">
            <text:p>VinhP</text:p>
          </table:table-cell>
          <table:table-cell table:style-name="ce144" table:formula="of:=[.D53]*[.$C$2]" office:value-type="float" office:value="200000">
            <text:p>200,000</text:p>
          </table:table-cell>
          <table:table-cell table:style-name="ce145" table:formula="of:=SUM([.E53:.AI53])" office:value-type="float" office:value="8">
            <text:p>8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0">
            <office:annotation draw:style-name="gr3" draw:text-style-name="P1" svg:width="1.1413in" svg:height="0.2634in" svg:x="7.2571in" svg:y="12.389in" draw:caption-point-x="-0.2402in" draw:caption-point-y="0.5988in">
              <dc:date>2016-11-07T00:00:00</dc:date>
              <text:p text:style-name="P1"><text:span text:style-name="T1">Ve quê</text:span></text:p>
            </office:annotation>
            <text:p>0</text:p>
          </table:table-cell>
          <table:table-cell table:style-name="ce149"/>
          <table:table-cell table:style-name="ce149" office:value-type="float" office:value="0">
            <office:annotation draw:style-name="gr3" draw:text-style-name="P1" svg:width="1.1413in" svg:height="0.2634in" svg:x="8.1894in" svg:y="12.389in" draw:caption-point-x="-0.2402in" draw:caption-point-y="0.5988in">
              <dc:date>2016-11-07T00:00:00</dc:date>
              <text:p text:style-name="P1"><text:span text:style-name="T1">Ve quê</text:span></text:p>
            </office:annotation>
            <text:p>0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/>
          <table:table-cell table:style-name="ce149" office:value-type="float" office:value="1">
            <text:p>1</text:p>
          </table:table-cell>
          <table:table-cell table:style-name="ce149" table:number-columns-repeated="2"/>
          <table:table-cell table:style-name="ce149" office:value-type="float" office:value="1">
            <text:p>1</text:p>
          </table:table-cell>
          <table:table-cell table:style-name="ce149" table:number-columns-repeated="3"/>
          <table:table-cell table:style-name="ce156" table:content-validation-name="val2"/>
        </table:table-row>
        <table:table-row table:style-name="ro6">
          <table:table-cell table:style-name="ce40" office:value-type="float" office:value="49">
            <text:p>49</text:p>
          </table:table-cell>
          <table:table-cell table:style-name="ce43" office:value-type="string">
            <text:p>PhongTH</text:p>
          </table:table-cell>
          <table:table-cell table:style-name="ce144" table:formula="of:=[.D54]*[.$C$2]" office:value-type="float" office:value="0">
            <text:p>0</text:p>
          </table:table-cell>
          <table:table-cell table:style-name="ce145" table:formula="of:=SUM([.E54:.AI54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50">
            <text:p>50</text:p>
          </table:table-cell>
          <table:table-cell table:style-name="ce43" office:value-type="string">
            <text:p>ThinhDH</text:p>
          </table:table-cell>
          <table:table-cell table:style-name="ce144" table:formula="of:=[.D55]*[.$C$2]" office:value-type="float" office:value="0">
            <text:p>0</text:p>
          </table:table-cell>
          <table:table-cell table:style-name="ce145" table:formula="of:=SUM([.E55:.AI55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51">
            <text:p>51</text:p>
          </table:table-cell>
          <table:table-cell table:style-name="ce43" office:value-type="string">
            <text:p>ThoaiVK</text:p>
          </table:table-cell>
          <table:table-cell table:style-name="ce144" table:formula="of:=[.D56]*[.$C$2]" office:value-type="float" office:value="0">
            <text:p>0</text:p>
          </table:table-cell>
          <table:table-cell table:style-name="ce145" table:formula="of:=SUM([.E56:.AI56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6">
          <table:table-cell table:style-name="ce40" office:value-type="float" office:value="52">
            <text:p>52</text:p>
          </table:table-cell>
          <table:table-cell table:style-name="ce43" office:value-type="string">
            <text:p>VietLT</text:p>
          </table:table-cell>
          <table:table-cell table:style-name="ce144" table:formula="of:=[.D57]*[.$C$2]" office:value-type="float" office:value="0">
            <text:p>0</text:p>
          </table:table-cell>
          <table:table-cell table:style-name="ce145" table:formula="of:=SUM([.E57:.AI57])" office:value-type="float" office:value="0">
            <text:p>0</text:p>
          </table:table-cell>
          <table:table-cell table:style-name="ce149" table:number-columns-repeated="31"/>
          <table:table-cell table:style-name="ce156" table:content-validation-name="val2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2"/>
        </table:table-row>
        <table:table-row table:style-name="ro2" table:number-rows-repeated="983115">
          <table:table-cell table:number-columns-repeated="36"/>
        </table:table-row>
        <table:table-row table:style-name="ro2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1/17/2016</text:date>, <text:time>11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1-17">11/17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56</meta:editing-cycles>
    <meta:editing-duration>P21DT10H36M33S</meta:editing-duration>
    <meta:generator>OpenOffice/4.1.2$Win32 OpenOffice.org_project/412m3$Build-9782</meta:generator>
    <dc:date>2016-11-17T11:02:18.82</dc:date>
    <meta:document-statistic meta:table-count="10" meta:cell-count="2848" meta:object-count="0"/>
    <meta:user-defined meta:name="Info 1"/>
    <meta:user-defined meta:name="Info 2"/>
    <meta:user-defined meta:name="Info 3"/>
    <meta:user-defined meta:name="Info 4"/>
  </office:meta>
</office:document-meta>
</file>